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adornments="Regular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1" svg:font-family="'Open Sans'" style:font-adornments="Regular" style:font-family-generic="swiss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229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4.4792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background-color="#dddddd" fo:padding="0.0382in" fo:border="none">
        <style:background-image/>
      </style:table-cell-properties>
    </style:style>
    <style:style style:name="Table2.B1" style:family="table-cell">
      <style:table-cell-properties fo:background-color="#ffffff" fo:padding="0.0382in" fo:border="none">
        <style:background-image/>
      </style:table-cell-properties>
    </style:style>
    <style:style style:name="Table2.C1" style:family="table-cell">
      <style:table-cell-properties style:vertical-align="middle" fo:background-color="#dddddd" fo:padding="0.0382in" fo:border="none">
        <style:background-image/>
      </style:table-cell-properties>
    </style:style>
    <style:style style:name="Table2.2" style:family="table-row">
      <style:table-row-properties style:min-row-height="0.7104in"/>
    </style:style>
    <style:style style:name="Table2.A2" style:family="table-cell">
      <style:table-cell-properties style:vertical-align="middle"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0104in" fo:margin-left="-0.0354in" table:align="left"/>
    </style:style>
    <style:style style:name="Table3.A" style:family="table-column">
      <style:table-column-properties style:column-width="0.0576in"/>
    </style:style>
    <style:style style:name="Table3.B" style:family="table-column">
      <style:table-column-properties style:column-width="4.6299in"/>
    </style:style>
    <style:style style:name="Table3.C" style:family="table-column">
      <style:table-column-properties style:column-width="2.2569in"/>
    </style:style>
    <style:style style:name="Table3.D" style:family="table-column">
      <style:table-column-properties style:column-width="0.066in"/>
    </style:style>
    <style:style style:name="Table3.1" style:family="table-row">
      <style:table-row-properties style:min-row-height="0.3229in"/>
    </style:style>
    <style:style style:name="Table3.A1" style:family="table-cell">
      <style:table-cell-properties fo:background-color="#ffffff" fo:padding="0.0785in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0785in" fo:border="none">
        <style:background-image/>
      </style:table-cell-properties>
    </style:style>
    <style:style style:name="Table3.A2" style:family="table-cell">
      <style:table-cell-properties fo:padding="0.0785in" fo:border="none"/>
    </style:style>
    <style:style style:name="Table3.C2" style:family="table-cell">
      <style:table-cell-properties fo:padding="0.0785in" fo:border="none"/>
    </style:style>
    <style:style style:name="Table3.A3" style:family="table-cell">
      <style:table-cell-properties fo:padding="0.0785in" fo:border="none"/>
    </style:style>
    <style:style style:name="Table3.A4" style:family="table-cell">
      <style:table-cell-properties fo:padding="0.0785in" fo:border="none"/>
    </style:style>
    <style:style style:name="Table3.C4" style:family="table-cell">
      <style:table-cell-properties fo:padding="0.0785in" fo:border="none"/>
    </style:style>
    <style:style style:name="Table3.A5" style:family="table-cell">
      <style:table-cell-properties fo:padding="0.0785in" fo:border="none"/>
    </style:style>
    <style:style style:name="Table3.6" style:family="table-row">
      <style:table-row-properties style:min-row-height="0.5083in"/>
    </style:style>
    <style:style style:name="Table3.A6" style:family="table-cell">
      <style:table-cell-properties fo:padding="0.0785in" fo:border="none"/>
    </style:style>
    <style:style style:name="Table3.C6" style:family="table-cell">
      <style:table-cell-properties fo:padding="0.0785in" fo:border="none"/>
    </style:style>
    <style:style style:name="Table3.7" style:family="table-row">
      <style:table-row-properties style:min-row-height="0.3125in"/>
    </style:style>
    <style:style style:name="Table3.A7" style:family="table-cell">
      <style:table-cell-properties fo:padding="0.0785in" fo:border="none"/>
    </style:style>
    <style:style style:name="Table3.A8" style:family="table-cell">
      <style:table-cell-properties fo:padding="0.0785in" fo:border="none"/>
    </style:style>
    <style:style style:name="Table3.C8" style:family="table-cell">
      <style:table-cell-properties fo:padding="0.0785in" fo:border="none"/>
    </style:style>
    <style:style style:name="Table3.A9" style:family="table-cell">
      <style:table-cell-properties fo:padding="0.0785in" fo:border="none"/>
    </style:style>
    <style:style style:name="Table3.A10" style:family="table-cell">
      <style:table-cell-properties fo:padding="0.0785in" fo:border="none"/>
    </style:style>
    <style:style style:name="Table3.C10" style:family="table-cell">
      <style:table-cell-properties fo:padding="0.0785in" fo:border="none"/>
    </style:style>
    <style:style style:name="Table3.A11" style:family="table-cell">
      <style:table-cell-properties fo:padding="0.0785in" fo:border="none"/>
    </style:style>
    <style:style style:name="Table3.A12" style:family="table-cell">
      <style:table-cell-properties fo:padding="0.0785in" fo:border="none"/>
    </style:style>
    <style:style style:name="Table3.C12" style:family="table-cell">
      <style:table-cell-properties fo:padding="0.0785in" fo:border="none"/>
    </style:style>
    <style:style style:name="Table3.A13" style:family="table-cell">
      <style:table-cell-properties fo:padding="0.0785in" fo:border="none"/>
    </style:style>
    <style:style style:name="Table3.A14" style:family="table-cell">
      <style:table-cell-properties fo:padding="0.0785in" fo:border="none"/>
    </style:style>
    <style:style style:name="Table3.C14" style:family="table-cell">
      <style:table-cell-properties fo:padding="0.0785in" fo:border="none"/>
    </style:style>
    <style:style style:name="Table3.15" style:family="table-row">
      <style:table-row-properties style:min-row-height="0.5799in"/>
    </style:style>
    <style:style style:name="Table3.A15" style:family="table-cell">
      <style:table-cell-properties fo:padding="0.0785in" fo:border="none"/>
    </style:style>
    <style:style style:name="Table1" style:family="table">
      <style:table-properties style:width="6.9063in" fo:margin-left="0.0146in" table:align="left"/>
    </style:style>
    <style:style style:name="Table1.A" style:family="table-column">
      <style:table-column-properties style:column-width="4.5729in"/>
    </style:style>
    <style:style style:name="Table1.B" style:family="table-column">
      <style:table-column-properties style:column-width="2.3333in"/>
    </style:style>
    <style:style style:name="Table1.A1" style:family="table-cell">
      <style:table-cell-properties fo:background-color="#dddddd" fo:padding="0.0382in" fo:border="none">
        <style:background-image/>
      </style:table-cell-properties>
    </style:style>
    <style:style style:name="Table1.2" style:family="table-row">
      <style:table-row-properties style:min-row-height="0.4236in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4" style:family="table-row">
      <style:table-row-properties style:min-row-height="0.4257in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6" style:family="table-row">
      <style:table-row-properties style:min-row-height="0.3403in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5" style:family="table">
      <style:table-properties style:width="6.9313in" fo:margin-left="0in" table:align="left"/>
    </style:style>
    <style:style style:name="Table5.A" style:family="table-column">
      <style:table-column-properties style:column-width="3.5104in"/>
    </style:style>
    <style:style style:name="Table5.B" style:family="table-column">
      <style:table-column-properties style:column-width="0.1146in"/>
    </style:style>
    <style:style style:name="Table5.C" style:family="table-column">
      <style:table-column-properties style:column-width="3.3063in"/>
    </style:style>
    <style:style style:name="Table5.A1" style:family="table-cell">
      <style:table-cell-properties fo:background-color="#dddddd" fo:padding="0.0382in" fo:border="none">
        <style:background-image/>
      </style:table-cell-properties>
    </style:style>
    <style:style style:name="Table5.B1" style:family="table-cell">
      <style:table-cell-properties fo:background-color="transparent" fo:padding="0.0382in" fo:border="none">
        <style:background-image/>
      </style:table-cell-properties>
    </style:style>
    <style:style style:name="Table5.2" style:family="table-row">
      <style:table-row-properties style:min-row-height="0.1868in"/>
    </style:style>
    <style:style style:name="Table5.A2" style:family="table-cell">
      <style:table-cell-properties fo:padding="0.0382in" fo:border="none"/>
    </style:style>
    <style:style style:name="Table5.B2" style:family="table-cell">
      <style:table-cell-properties fo:padding="0.0382in" fo:border="none"/>
    </style:style>
    <style:style style:name="Table5.C2" style:family="table-cell">
      <style:table-cell-properties fo:padding="0.0382in" fo:border="none"/>
    </style:style>
    <style:style style:name="Table4" style:family="table">
      <style:table-properties style:width="7.0104in" fo:margin-left="-0.0354in" table:align="left"/>
    </style:style>
    <style:style style:name="Table4.A" style:family="table-column">
      <style:table-column-properties style:column-width="0.0576in"/>
    </style:style>
    <style:style style:name="Table4.B" style:family="table-column">
      <style:table-column-properties style:column-width="6.8868in"/>
    </style:style>
    <style:style style:name="Table4.C" style:family="table-column">
      <style:table-column-properties style:column-width="0.066in"/>
    </style:style>
    <style:style style:name="Table4.1" style:family="table-row">
      <style:table-row-properties style:min-row-height="0.3229in"/>
    </style:style>
    <style:style style:name="Table4.A1" style:family="table-cell">
      <style:table-cell-properties fo:background-color="#ffffff" fo:padding="0.0785in" fo:border="none">
        <style:background-image/>
      </style:table-cell-properties>
    </style:style>
    <style:style style:name="Table4.B1" style:family="table-cell">
      <style:table-cell-properties style:vertical-align="" fo:background-color="#dddddd" fo:padding="0.0785in" fo:border="none">
        <style:background-image/>
      </style:table-cell-properties>
    </style:style>
    <style:style style:name="Table4.A2" style:family="table-cell">
      <style:table-cell-properties fo:padding="0.0785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Open sans" fo:font-size="6pt" fo:font-weight="normal" officeooo:rsid="00300bf7" officeooo:paragraph-rsid="0039ffdc" style:font-size-asian="5.25pt" style:font-weight-asian="normal" style:font-size-complex="6pt" style:font-weight-complex="normal"/>
    </style:style>
    <style:style style:name="P2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2pt" officeooo:rsid="00211d5a" officeooo:paragraph-rsid="0035af7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Open sans" fo:font-size="12pt" officeooo:rsid="00138700" officeooo:paragraph-rsid="0035af7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2pt" officeooo:rsid="00138700" officeooo:paragraph-rsid="003319f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2pt" officeooo:rsid="0014f72d" officeooo:paragraph-rsid="0035af77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9ffdc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2pt" officeooo:rsid="000a874f" officeooo:paragraph-rsid="003f6e9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Open sans" fo:font-size="12pt" officeooo:paragraph-rsid="003319f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2pt" fo:font-weight="bold" officeooo:rsid="0056fe05" officeooo:paragraph-rsid="0056fe0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Open sans" style:text-underline-style="none" officeooo:paragraph-rsid="006322dc"/>
    </style:style>
    <style:style style:name="P14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211d5a" officeooo:paragraph-rsid="0035af77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14f72d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319fd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2147b" officeooo:paragraph-rsid="0035af77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5af77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38700" officeooo:paragraph-rsid="003319fd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officeooo:rsid="0014f72d" officeooo:paragraph-rsid="003211f5" style:font-size-asian="12pt" style:font-style-asian="italic" style:font-size-complex="12pt" style:font-style-complex="italic"/>
    </style:style>
    <style:style style:name="P23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italic" officeooo:rsid="0014f72d" officeooo:paragraph-rsid="0035af77" style:font-size-asian="12pt" style:font-style-asian="italic" style:font-size-complex="12pt" style:font-style-complex="italic"/>
    </style:style>
    <style:style style:name="P24" style:family="paragraph" style:parent-style-name="Table_20_Contents">
      <style:paragraph-properties fo:text-align="end" style:justify-single-word="false"/>
      <style:text-properties fo:color="#999999" loext:opacity="100%" style:font-name="Open sans" fo:font-size="12pt" fo:font-style="italic" officeooo:rsid="000a874f" officeooo:paragraph-rsid="0039ffdc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20b962" officeooo:paragraph-rsid="0035af77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10aa6d" officeooo:paragraph-rsid="003319fd" style:font-size-asian="12pt" style:font-style-asian="italic" style:font-size-complex="12pt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5085b" officeooo:paragraph-rsid="0055085b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start" style:justify-single-word="false"/>
      <style:text-properties fo:color="#999999" loext:opacity="100%" style:font-name="Open sans" fo:font-size="12pt" fo:font-style="italic" officeooo:rsid="0056fe05" officeooo:paragraph-rsid="0056fe05" style:font-size-asian="12pt" style:font-style-asian="italic" style:font-size-complex="12pt" style:font-style-complex="italic"/>
    </style:style>
    <style:style style:name="P29" style:family="paragraph" style:parent-style-name="Standard">
      <style:paragraph-properties fo:text-align="end" style:justify-single-word="false"/>
      <style:text-properties fo:color="#999999" loext:opacity="100%" style:font-name="Open sans" fo:font-size="12pt" fo:font-style="italic" fo:font-weight="normal" officeooo:rsid="0012147b" officeooo:paragraph-rsid="0035af77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999999" loext:opacity="100%" style:font-name="Open sans" fo:font-size="12pt" fo:font-style="normal" officeooo:rsid="00138700" officeooo:paragraph-rsid="003319fd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3d9e19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48470b" officeooo:paragraph-rsid="0048470b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965a5" officeooo:paragraph-rsid="005965a5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ada6a" officeooo:paragraph-rsid="005ada6a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102d04" officeooo:paragraph-rsid="0035af77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end" style:justify-single-word="false"/>
      <style:text-properties fo:color="#000000" loext:opacity="100%" style:font-name="Open sans" fo:font-size="12pt" fo:font-style="normal" officeooo:rsid="0020b962" officeooo:paragraph-rsid="0035af77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Open sans" fo:font-size="12pt" fo:font-style="normal" officeooo:rsid="000a874f" officeooo:paragraph-rsid="0039ffdc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Open sans" fo:font-size="12pt" fo:font-style="normal" fo:font-weight="bold" officeooo:rsid="0056fe05" officeooo:paragraph-rsid="0056fe05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font-name="Open sans" fo:font-size="6pt" fo:font-style="normal" officeooo:rsid="000a874f" officeooo:paragraph-rsid="0039ffdc" style:font-size-asian="5.25pt" style:font-style-asian="normal" style:font-size-complex="6pt" style:font-style-complex="normal"/>
    </style:style>
    <style:style style:name="P40" style:family="paragraph" style:parent-style-name="Standard">
      <style:text-properties officeooo:paragraph-rsid="0048470b"/>
    </style:style>
    <style:style style:name="P41" style:family="paragraph" style:parent-style-name="Table_20_Contents">
      <style:paragraph-properties fo:text-align="start" style:justify-single-word="false"/>
      <style:text-properties fo:color="#111111" loext:opacity="100%" style:font-name="Open sans" fo:font-size="12pt" fo:language="en" fo:country="CA" fo:font-style="normal" fo:font-weight="normal" officeooo:rsid="00457705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officeooo:paragraph-rsid="0039ffdc"/>
    </style:style>
    <style:style style:name="P43" style:family="paragraph" style:parent-style-name="Standard">
      <style:paragraph-properties fo:text-align="center" style:justify-single-word="false"/>
      <style:text-properties officeooo:paragraph-rsid="0061143b"/>
    </style:style>
    <style:style style:name="P44" style:family="paragraph" style:parent-style-name="Standard">
      <style:paragraph-properties fo:text-align="center" style:justify-single-word="false"/>
      <style:text-properties fo:font-size="12pt" officeooo:paragraph-rsid="0061143b" style:font-size-asian="12pt" style:font-size-complex="12pt"/>
    </style:style>
    <style:style style:name="P45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style:font-name="Open sans" fo:font-size="12pt" officeooo:rsid="0055085b" officeooo:paragraph-rsid="006f66da" style:font-size-asian="12pt" style:font-size-complex="12pt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Open sans" fo:font-size="12pt" officeooo:rsid="003ca107" officeooo:paragraph-rsid="005642b8" style:font-size-asian="12pt" style:font-size-complex="12pt"/>
    </style:style>
    <style:style style:name="P47" style:family="paragraph" style:parent-style-name="Standard" style:list-style-name="L2">
      <style:paragraph-properties fo:text-align="start" style:justify-single-word="false"/>
      <style:text-properties style:font-name="Open sans" fo:font-size="12pt" officeooo:rsid="003d9e19" officeooo:paragraph-rsid="0056fe05" style:font-size-asian="12pt" style:font-size-complex="12pt"/>
    </style:style>
    <style:style style:name="P48" style:family="paragraph" style:parent-style-name="Standard" style:list-style-name="L2">
      <style:paragraph-properties fo:text-align="start" style:justify-single-word="false"/>
      <style:text-properties style:font-name="Open sans" fo:font-size="12pt" officeooo:rsid="0056fe05" officeooo:paragraph-rsid="0056fe05" style:font-size-asian="12pt" style:font-size-complex="12pt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Open sans" fo:font-size="12pt" fo:font-style="normal" officeooo:rsid="004a9a39" officeooo:paragraph-rsid="004a9a39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text-align="center" style:justify-single-word="false"/>
      <style:text-properties style:font-name="Open sans" fo:font-size="12pt" style:text-underline-style="none" officeooo:paragraph-rsid="006b89bc" style:font-size-asian="12pt" style:font-size-complex="12pt"/>
    </style:style>
    <style:style style:name="P51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officeooo:paragraph-rsid="006f66da"/>
    </style:style>
    <style:style style:name="P53" style:family="paragraph" style:parent-style-name="Standard" style:list-style-name="L3">
      <style:paragraph-properties fo:margin-top="0in" fo:margin-bottom="0in" style:contextual-spacing="false" fo:text-align="start" style:justify-single-word="false"/>
      <style:text-properties officeooo:paragraph-rsid="00669555"/>
    </style:style>
    <style:style style:name="P54" style:family="paragraph" style:parent-style-name="Standard" style:list-style-name="L4">
      <style:paragraph-properties fo:margin-top="0in" fo:margin-bottom="0in" style:contextual-spacing="false" fo:text-align="start" style:justify-single-word="false"/>
      <style:text-properties fo:color="#999999" loext:opacity="100%" style:font-name="Open sans" fo:font-size="12pt" officeooo:rsid="0054ccfe" officeooo:paragraph-rsid="00684c8c" style:font-size-asian="12pt" style:font-size-complex="12pt"/>
    </style:style>
    <style:style style:name="P55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color="#999999" loext:opacity="100%" style:font-name="Open sans" fo:font-size="12pt" officeooo:rsid="0054ccfe" officeooo:paragraph-rsid="0070918d" style:font-size-asian="12pt" style:font-size-complex="12pt"/>
    </style:style>
    <style:style style:name="P56" style:family="paragraph" style:parent-style-name="Standard">
      <style:paragraph-properties fo:text-align="end" style:justify-single-word="false"/>
      <style:text-properties fo:color="#999999" loext:opacity="100%" style:font-name="Open sans" fo:font-size="12pt" fo:language="fr" fo:country="CA" fo:font-style="italic" officeooo:rsid="006d34e5" officeooo:paragraph-rsid="006d34e5" style:font-size-asian="12pt" style:font-style-asian="italic" style:font-size-complex="12pt" style:font-style-complex="italic"/>
    </style:style>
    <style:style style:name="P57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000000" loext:opacity="100%" style:font-name="Open sans" fo:font-size="12pt" officeooo:rsid="0061143b" officeooo:paragraph-rsid="006f66da" style:font-size-asian="12pt" style:font-size-complex="12pt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3d8b66" officeooo:paragraph-rsid="005642b8" style:font-name-asian="Source Code Pro Black" style:font-size-asian="12pt" style:font-name-complex="Source Code Pro Black" style:font-size-complex="12pt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officeooo:rsid="0056fe05" officeooo:paragraph-rsid="0056fe05" style:font-name-asian="Source Code Pro Black" style:font-size-asian="12pt" style:font-name-complex="Source Code Pro Black" style:font-size-complex="12pt"/>
    </style:style>
    <style:style style:name="P60" style:family="paragraph" style:parent-style-name="Standard" style:list-style-name="L2">
      <style:paragraph-properties fo:text-align="start" style:justify-single-word="false"/>
      <style:text-properties fo:color="#000000" loext:opacity="100%" style:font-name="Open sans" fo:font-size="12pt" fo:font-style="normal" officeooo:rsid="0056fe05" officeooo:paragraph-rsid="0056fe05" style:font-name-asian="Source Code Pro Black" style:font-size-asian="12pt" style:font-style-asian="normal" style:font-name-complex="Source Code Pro Black" style:font-size-complex="12pt" style:font-style-complex="normal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en" fo:country="CA" fo:font-style="normal" style:text-underline-style="none" fo:font-weight="bold" officeooo:rsid="0055085b" officeooo:paragraph-rsid="0055085b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fr" fo:country="CA" fo:font-style="normal" style:text-underline-style="none" fo:font-weight="bold" officeooo:rsid="006d34e5" officeooo:paragraph-rsid="006d34e5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4pt" fo:language="fr" fo:country="CA" fo:font-style="normal" style:text-underline-style="none" fo:font-weight="bold" officeooo:rsid="006f66da" officeooo:paragraph-rsid="006f66da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6f66da" style:font-size-asian="13pt" style:font-style-asian="normal" style:font-weight-asian="bold" style:font-size-complex="13pt" style:font-style-complex="normal" style:font-weight-complex="bold"/>
    </style:style>
    <style:style style:name="P66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a9a39" officeooo:paragraph-rsid="004a9a39" style:font-size-asian="5.25pt" style:font-style-asian="normal" style:font-weight-asian="normal" style:font-size-complex="6pt" style:font-style-complex="normal" style:font-weight-complex="normal"/>
    </style:style>
    <style:style style:name="P67" style:family="paragraph" style:parent-style-name="Standard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.8000001907349pt" officeooo:paragraph-rsid="006b89bc" style:font-size-asian="11.8000001907349pt" style:font-size-complex="11.8000001907349pt"/>
    </style:style>
    <style:style style:name="P69" style:family="paragraph" style:parent-style-name="Standard">
      <style:text-properties officeooo:paragraph-rsid="006f66da"/>
    </style:style>
    <style:style style:name="P70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b2b2b2" loext:opacity="100%" style:font-name="Open sans" fo:font-size="12pt" officeooo:rsid="0055085b" officeooo:paragraph-rsid="006f66da" style:font-size-asian="12pt" style:font-size-complex="12pt"/>
    </style:style>
    <style:style style:name="P71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b2b2b2" loext:opacity="100%" style:font-name="Open sans" fo:font-size="12pt" officeooo:rsid="0054ccfe" officeooo:paragraph-rsid="006f66da" style:font-size-asian="12pt" style:font-size-complex="12pt"/>
    </style:style>
    <style:style style:name="P72" style:family="paragraph" style:parent-style-name="Standard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style:font-name="Open Sans" officeooo:paragraph-rsid="006f66da"/>
    </style:style>
    <style:style style:name="P73" style:family="paragraph" style:parent-style-name="Table_20_Contents" style:list-style-name="L1">
      <style:paragraph-properties fo:text-align="start" style:justify-single-word="false"/>
      <style:text-properties style:font-name="Open sans" fo:font-size="12pt" officeooo:rsid="006dc437" officeooo:paragraph-rsid="006dc437" style:font-size-asian="12pt" style:font-size-complex="12pt"/>
    </style:style>
    <style:style style:name="P74" style:family="paragraph" style:parent-style-name="Table_20_Contents" style:list-style-name="L1">
      <style:paragraph-properties fo:text-align="start" style:justify-single-word="false"/>
      <style:text-properties style:font-name="Open sans" fo:font-size="12pt" fo:language="fr" fo:country="CA" officeooo:rsid="006d34e5" officeooo:paragraph-rsid="006d34e5" style:font-size-asian="12pt" style:font-size-complex="12pt"/>
    </style:style>
    <style:style style:name="P75" style:family="paragraph" style:parent-style-name="Table_20_Contents" style:list-style-name="L1">
      <style:paragraph-properties fo:text-align="start" style:justify-single-word="false"/>
      <style:text-properties fo:color="#000000" loext:opacity="100%" style:font-name="Open sans" fo:font-size="12pt" officeooo:rsid="0055085b" officeooo:paragraph-rsid="0070918d" style:font-name-asian="Source Code Pro Black" style:font-size-asian="12pt" style:font-name-complex="Source Code Pro Black" style:font-size-complex="12pt"/>
    </style:style>
    <style:style style:name="P76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76e29" officeooo:paragraph-rsid="00576e29" style:font-name-asian="Source Code Pro Black" style:font-size-asian="12pt" style:font-name-complex="Source Code Pro Black" style:font-size-complex="12pt"/>
    </style:style>
    <style:style style:name="P77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12pt" officeooo:rsid="00586e10" officeooo:paragraph-rsid="00586e10" style:font-name-asian="Source Code Pro Black" style:font-size-asian="12pt" style:font-name-complex="Source Code Pro Black" style:font-size-complex="12pt"/>
    </style:style>
    <style:style style:name="P78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642b8" style:font-size-asian="12pt" style:font-style-asian="normal" style:font-size-complex="12pt" style:font-style-complex="normal"/>
    </style:style>
    <style:style style:name="P79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5642b8" officeooo:paragraph-rsid="005c23c1" style:font-size-asian="12pt" style:font-style-asian="normal" style:font-size-complex="12pt" style:font-style-complex="normal"/>
    </style:style>
    <style:style style:name="P80" style:family="paragraph" style:parent-style-name="Table_20_Contents" style:list-style-name="L4">
      <style:paragraph-properties fo:text-align="start" style:justify-single-word="false"/>
      <style:text-properties fo:color="#000000" loext:opacity="100%" style:font-name="Open sans" fo:font-size="12pt" fo:font-style="normal" officeooo:rsid="004f561b" officeooo:paragraph-rsid="005c23c1" style:font-size-asian="12pt" style:font-style-asian="normal" style:font-size-complex="12pt" style:font-style-complex="normal"/>
    </style:style>
    <style:style style:name="P81" style:family="paragraph" style:parent-style-name="Table_20_Contents" style:list-style-name="L2">
      <style:paragraph-properties fo:text-align="start" style:justify-single-word="false"/>
      <style:text-properties fo:color="#000000" loext:opacity="100%" style:font-name="Open sans" fo:font-size="3pt" officeooo:rsid="0040e036" officeooo:paragraph-rsid="0040e036" style:font-name-asian="Source Code Pro Black" style:font-size-asian="2.59999990463257pt" style:font-name-complex="Source Code Pro Black" style:font-size-complex="3pt"/>
    </style:style>
    <style:style style:name="P82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6pt" fo:language="en" fo:country="CA" fo:font-style="normal" fo:font-weight="normal" officeooo:rsid="00457705" officeooo:paragraph-rsid="0048470b" style:font-size-asian="5.25pt" style:font-style-asian="normal" style:font-weight-asian="normal" style:font-size-complex="6pt" style:font-style-complex="normal" style:font-weight-complex="normal"/>
    </style:style>
    <style:style style:name="P83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48470b" officeooo:paragraph-rsid="0048470b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Table_20_Contents" style:list-style-name="L2">
      <style:paragraph-properties fo:text-align="justify" style:justify-single-word="false"/>
      <style:text-properties fo:color="#111111" loext:opacity="100%" style:font-name="Open sans" fo:font-size="12pt" fo:language="en" fo:country="CA" fo:font-style="normal" fo:font-weight="normal" officeooo:rsid="00586e10" officeooo:paragraph-rsid="00586e1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Table_20_Contents" style:list-style-name="L2">
      <style:paragraph-properties fo:text-align="start" style:justify-single-word="false"/>
      <style:text-properties fo:color="#999999" loext:opacity="100%" style:font-name="Open sans" fo:font-size="12pt" officeooo:rsid="0054ccfe" officeooo:paragraph-rsid="00684c8c" style:font-size-asian="12pt" style:font-size-complex="12pt"/>
    </style:style>
    <style:style style:name="P86" style:family="paragraph" style:parent-style-name="Table_20_Contents" style:list-style-name="L1">
      <loext:graphic-properties draw:fill="none"/>
      <style:paragraph-properties fo:margin-left="0.5118in" fo:margin-right="0.3154in" fo:margin-top="0in" fo:margin-bottom="0in" style:contextual-spacing="false" fo:text-align="start" style:justify-single-word="false" fo:text-indent="-0.2756in" style:auto-text-indent="false" fo:background-color="transparent">
        <style:tab-stops>
          <style:tab-stop style:position="0.552in"/>
          <style:tab-stop style:position="0.5937in"/>
        </style:tab-stops>
      </style:paragraph-properties>
      <style:text-properties fo:color="#b2b2b2" loext:opacity="100%" style:font-name="Open Sans" fo:font-size="12pt" officeooo:paragraph-rsid="006f66da" style:font-size-asian="12pt" style:font-size-complex="12pt"/>
    </style:style>
    <style:style style:name="P87" style:family="paragraph" style:parent-style-name="Table_20_Contents" style:list-style-name="L1">
      <style:paragraph-properties fo:text-align="start" style:justify-single-word="false"/>
      <style:text-properties fo:color="#b2b2b2" loext:opacity="100%" style:font-name="Open Sans" officeooo:paragraph-rsid="0070918d"/>
    </style:style>
    <style:style style:name="P88" style:family="paragraph" style:parent-style-name="Table_20_Contents" style:list-style-name="L1">
      <style:paragraph-properties fo:text-align="start" style:justify-single-word="false"/>
      <style:text-properties style:font-name="Open Sans" officeooo:paragraph-rsid="0070918d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6322dc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6b89bc" style:font-size-asian="12pt" style:font-style-asian="normal" style:font-weight-asian="normal" style:font-size-complex="12pt"/>
    </style:style>
    <style:style style:name="T4" style:family="text">
      <style:text-properties fo:font-size="12pt" fo:language="fr" fo:country="CA" officeooo:rsid="006dc437" style:font-size-asian="12pt" style:font-size-complex="12pt"/>
    </style:style>
    <style:style style:name="T5" style:family="text">
      <style:text-properties fo:font-size="12pt" fo:language="fr" fo:country="CA" officeooo:rsid="006f66da" style:font-size-asian="12pt" style:font-size-complex="12pt"/>
    </style:style>
    <style:style style:name="T6" style:family="text">
      <style:text-properties fo:font-size="12pt" fo:language="fr" fo:country="CA" officeooo:rsid="0055085b" style:font-size-asian="12pt" style:font-size-complex="12pt"/>
    </style:style>
    <style:style style:name="T7" style:family="text">
      <style:text-properties fo:font-size="12pt" fo:language="fr" fo:country="CA" officeooo:rsid="005fab13" style:font-size-asian="12pt" style:font-size-complex="12pt"/>
    </style:style>
    <style:style style:name="T8" style:family="text">
      <style:text-properties fo:font-size="12pt" fo:language="fr" fo:country="CA" fo:font-weight="normal" officeooo:rsid="006d34e5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" style:family="text">
      <style:text-properties fo:font-size="12pt" officeooo:rsid="0055085b" style:font-size-asian="12pt" style:font-size-complex="12pt"/>
    </style:style>
    <style:style style:name="T10" style:family="text">
      <style:text-properties fo:font-size="12pt" officeooo:rsid="0020b962" style:font-size-asian="12pt" style:font-style-asian="italic" style:font-size-complex="12pt" style:font-style-complex="italic"/>
    </style:style>
    <style:style style:name="T11" style:family="text">
      <style:text-properties fo:font-size="12pt" officeooo:rsid="0039ffdc" style:font-size-asian="12pt" style:font-style-asian="italic" style:font-size-complex="12pt" style:font-style-complex="italic"/>
    </style:style>
    <style:style style:name="T12" style:family="text">
      <style:text-properties fo:font-size="12pt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3" style:family="text">
      <style:text-properties fo:font-size="12pt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4" style:family="text">
      <style:text-properties fo:font-size="12pt" fo:font-weight="normal" officeooo:rsid="0055085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5" style:family="text">
      <style:text-properties fo:font-size="12pt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6" style:family="text">
      <style:text-properties fo:font-size="12pt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17" style:family="text">
      <style:text-properties fo:font-size="12pt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18" style:family="text">
      <style:text-properties fo:font-size="12pt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19" style:family="text">
      <style:text-properties fo:font-size="12pt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20" style:family="text">
      <style:text-properties fo:font-size="12pt" officeooo:rsid="0055085b" style:font-name-asian="Source Code Pro Black" style:font-size-asian="12pt" style:font-name-complex="Source Code Pro Black" style:font-size-complex="12pt"/>
    </style:style>
    <style:style style:name="T21" style:family="text">
      <style:text-properties fo:color="#999999" loext:opacity="100%" style:font-name="Open sans" fo:font-size="12pt" fo:font-style="italic" officeooo:rsid="0020b962" style:font-size-asian="12pt" style:font-style-asian="italic" style:font-size-complex="12pt" style:font-style-complex="italic"/>
    </style:style>
    <style:style style:name="T22" style:family="text">
      <style:text-properties fo:color="#999999" loext:opacity="100%" style:font-name="Open sans" fo:font-size="12pt" fo:font-style="italic" officeooo:rsid="0039ffdc" style:font-size-asian="12pt" style:font-style-asian="italic" style:font-size-complex="12pt" style:font-style-complex="italic"/>
    </style:style>
    <style:style style:name="T23" style:family="text">
      <style:text-properties fo:color="#999999" loext:opacity="100%" style:font-name="Open sans" fo:font-size="12pt" fo:font-style="italic" fo:font-weight="normal" officeooo:rsid="00300bf7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4" style:family="text">
      <style:text-properties fo:color="#999999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5" style:family="text">
      <style:text-properties fo:color="#999999" loext:opacity="100%" style:font-name="Open sans" fo:font-size="12pt" fo:font-style="italic" fo:font-weight="normal" officeooo:rsid="0039ffdc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6" style:family="text">
      <style:text-properties fo:color="#999999" loext:opacity="100%" style:font-name="Open sans" fo:font-size="12pt" fo:font-style="italic" fo:font-weight="normal" officeooo:rsid="0055085b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7" style:family="text">
      <style:text-properties fo:color="#999999" loext:opacity="100%" style:font-name="Open sans" fo:font-size="12pt" officeooo:rsid="005fab13" style:font-size-asian="12pt" style:font-size-complex="12pt"/>
    </style:style>
    <style:style style:name="T28" style:family="text">
      <style:text-properties fo:color="#999999" loext:opacity="100%" style:font-name="Open sans" fo:font-size="12pt" fo:language="fr" fo:country="CA" fo:font-style="italic" fo:font-weight="normal" officeooo:rsid="006d34e5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29" style:family="text">
      <style:text-properties fo:color="#999999" loext:opacity="100%" fo:font-style="italic" style:font-style-asian="italic" style:font-style-complex="italic"/>
    </style:style>
    <style:style style:name="T30" style:family="text">
      <style:text-properties fo:color="#999999" loext:opacity="100%" fo:font-style="italic" officeooo:rsid="00300bf7" style:font-style-asian="italic" style:font-style-complex="italic"/>
    </style:style>
    <style:style style:name="T31" style:family="text">
      <style:text-properties fo:color="#999999" loext:opacity="100%" fo:font-style="italic" officeooo:rsid="0020b962" style:font-style-asian="italic" style:font-style-complex="italic"/>
    </style:style>
    <style:style style:name="T32" style:family="text">
      <style:text-properties fo:color="#999999" loext:opacity="100%" fo:font-style="italic" officeooo:rsid="0010aa6d" style:font-style-asian="italic" style:font-style-complex="italic"/>
    </style:style>
    <style:style style:name="T33" style:family="text">
      <style:text-properties fo:color="#999999" loext:opacity="100%" fo:font-style="italic" officeooo:rsid="00211d5a" style:font-style-asian="italic" style:font-style-complex="italic"/>
    </style:style>
    <style:style style:name="T34" style:family="text">
      <style:text-properties fo:color="#999999" loext:opacity="100%" fo:font-style="italic" officeooo:rsid="003c7668" style:font-style-asian="italic" style:font-style-complex="italic"/>
    </style:style>
    <style:style style:name="T35" style:family="text">
      <style:text-properties fo:color="#999999" loext:opacity="100%" fo:font-style="italic" officeooo:rsid="0015b39a" style:font-style-asian="italic" style:font-style-complex="italic"/>
    </style:style>
    <style:style style:name="T36" style:family="text">
      <style:text-properties fo:color="#999999" loext:opacity="100%" fo:font-style="italic" officeooo:rsid="005642b8" style:font-style-asian="italic" style:font-style-complex="italic"/>
    </style:style>
    <style:style style:name="T37" style:family="text">
      <style:text-properties fo:color="#999999" loext:opacity="100%" fo:font-style="italic" officeooo:rsid="0056fe05" style:font-style-asian="italic" style:font-style-complex="italic"/>
    </style:style>
    <style:style style:name="T38" style:family="text">
      <style:text-properties fo:color="#999999" loext:opacity="100%" fo:font-style="italic" officeooo:rsid="005ada6a" style:font-style-asian="italic" style:font-style-complex="italic"/>
    </style:style>
    <style:style style:name="T39" style:family="text">
      <style:text-properties fo:color="#999999" loext:opacity="100%" officeooo:rsid="0054ccfe"/>
    </style:style>
    <style:style style:name="T40" style:family="text">
      <style:text-properties fo:color="#999999" loext:opacity="100%" fo:font-style="normal" fo:font-weight="normal" officeooo:rsid="0020b962" style:font-style-asian="normal" style:font-weight-asian="normal"/>
    </style:style>
    <style:style style:name="T41" style:family="text">
      <style:text-properties fo:color="#999999" loext:opacity="100%" fo:font-size="12pt" fo:font-style="normal" fo:font-weight="normal" officeooo:rsid="0020b962" style:font-size-asian="12pt" style:font-style-asian="normal" style:font-weight-asian="normal" style:font-size-complex="12pt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style:font-name-asian="Source Code Pro Black" style:font-name-complex="Source Code Pro Black"/>
    </style:style>
    <style:style style:name="T44" style:family="text">
      <style:text-properties fo:color="#000000" loext:opacity="100%" officeooo:rsid="0012147b" style:font-name-asian="Source Code Pro Black" style:font-name-complex="Source Code Pro Black"/>
    </style:style>
    <style:style style:name="T45" style:family="text">
      <style:text-properties fo:color="#000000" loext:opacity="100%" officeooo:rsid="000e9a16" style:font-name-asian="Source Code Pro Black" style:font-name-complex="Source Code Pro Black"/>
    </style:style>
    <style:style style:name="T46" style:family="text">
      <style:text-properties fo:color="#000000" loext:opacity="100%" officeooo:rsid="003a3d34" style:font-name-asian="Source Code Pro Black" style:font-name-complex="Source Code Pro Black"/>
    </style:style>
    <style:style style:name="T47" style:family="text">
      <style:text-properties fo:color="#000000" loext:opacity="100%" officeooo:rsid="004a9a39" style:font-name-asian="Source Code Pro Black" style:font-name-complex="Source Code Pro Black"/>
    </style:style>
    <style:style style:name="T48" style:family="text">
      <style:text-properties fo:color="#000000" loext:opacity="100%" officeooo:rsid="005239e0" style:font-name-asian="Source Code Pro Black" style:font-name-complex="Source Code Pro Black"/>
    </style:style>
    <style:style style:name="T49" style:family="text">
      <style:text-properties fo:color="#000000" loext:opacity="100%" officeooo:rsid="005642b8" style:font-name-asian="Source Code Pro Black" style:font-name-complex="Source Code Pro Black"/>
    </style:style>
    <style:style style:name="T50" style:family="text">
      <style:text-properties fo:color="#000000" loext:opacity="100%" officeooo:rsid="0056fe05" style:font-name-asian="Source Code Pro Black" style:font-name-complex="Source Code Pro Black"/>
    </style:style>
    <style:style style:name="T51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52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53" style:family="text">
      <style:text-properties fo:color="#000000" loext:opacity="100%" fo:font-style="italic" officeooo:rsid="0039ffdc" style:font-style-asian="italic" style:font-style-complex="italic"/>
    </style:style>
    <style:style style:name="T54" style:family="text">
      <style:text-properties fo:color="#000000" loext:opacity="100%" fo:font-style="italic" fo:font-weight="normal" officeooo:rsid="0056fe05" style:font-style-asian="italic" style:font-weight-asian="normal" style:font-style-complex="italic" style:font-weight-complex="normal"/>
    </style:style>
    <style:style style:name="T55" style:family="text">
      <style:text-properties fo:color="#000000" loext:opacity="100%" fo:font-weight="bold" officeooo:rsid="00300bf7" style:font-weight-asian="bold" style:font-weight-complex="bold"/>
    </style:style>
    <style:style style:name="T56" style:family="text">
      <style:text-properties fo:color="#000000" loext:opacity="100%" fo:font-weight="bold" officeooo:rsid="003b7c01" style:font-weight-asian="bold" style:font-weight-complex="bold"/>
    </style:style>
    <style:style style:name="T57" style:family="text">
      <style:text-properties fo:color="#000000" loext:opacity="100%" fo:font-weight="bold" officeooo:rsid="005642b8" style:font-weight-asian="bold" style:font-weight-complex="bold"/>
    </style:style>
    <style:style style:name="T58" style:family="text">
      <style:text-properties fo:color="#000000" loext:opacity="100%" fo:font-weight="bold" officeooo:rsid="0056fe05" style:font-weight-asian="bold" style:font-weight-complex="bold"/>
    </style:style>
    <style:style style:name="T59" style:family="text">
      <style:text-properties fo:color="#000000" loext:opacity="100%" fo:font-style="normal" fo:font-weight="bold" style:font-name-asian="Source Code Pro Black" style:font-style-asian="normal" style:font-weight-asian="bold" style:font-name-complex="Source Code Pro Black" style:font-style-complex="normal" style:font-weight-complex="bold"/>
    </style:style>
    <style:style style:name="T60" style:family="text">
      <style:text-properties fo:color="#000000" loext:opacity="100%" fo:font-style="normal" fo:font-weight="bold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61" style:family="text">
      <style:text-properties fo:color="#000000" loext:opacity="100%" fo:font-style="normal" fo:font-weight="bold" officeooo:rsid="0055085b" style:font-name-asian="Source Code Pro Black" style:font-style-asian="normal" style:font-weight-asian="bold" style:font-name-complex="Source Code Pro Black" style:font-style-complex="normal" style:font-weight-complex="bold"/>
    </style:style>
    <style:style style:name="T62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color="#000000" loext:opacity="100%" fo:font-style="normal" fo:font-weight="bold" officeooo:rsid="0035af77" style:font-style-asian="normal" style:font-weight-asian="bold" style:font-style-complex="normal" style:font-weight-complex="bold"/>
    </style:style>
    <style:style style:name="T64" style:family="text">
      <style:text-properties fo:color="#000000" loext:opacity="100%" fo:font-style="normal" fo:font-weight="bold" officeooo:rsid="003b7c01" style:font-style-asian="normal" style:font-weight-asian="bold" style:font-style-complex="normal" style:font-weight-complex="bold"/>
    </style:style>
    <style:style style:name="T65" style:family="text">
      <style:text-properties fo:color="#000000" loext:opacity="100%" fo:font-style="normal" fo:font-weight="bold" officeooo:rsid="003ca107" style:font-style-asian="normal" style:font-weight-asian="bold" style:font-style-complex="normal" style:font-weight-complex="bold"/>
    </style:style>
    <style:style style:name="T66" style:family="text">
      <style:text-properties fo:color="#000000" loext:opacity="100%" fo:font-style="normal" fo:font-weight="bold" officeooo:rsid="005642b8" style:font-style-asian="normal" style:font-weight-asian="bold" style:font-style-complex="normal" style:font-weight-complex="bold"/>
    </style:style>
    <style:style style:name="T67" style:family="text">
      <style:text-properties fo:color="#000000" loext:opacity="100%" fo:font-style="normal" style:font-style-asian="normal" style:font-style-complex="normal"/>
    </style:style>
    <style:style style:name="T68" style:family="text">
      <style:text-properties fo:color="#000000" loext:opacity="100%" fo:font-style="normal" officeooo:rsid="00102d04" style:font-style-asian="normal" style:font-style-complex="normal"/>
    </style:style>
    <style:style style:name="T69" style:family="text">
      <style:text-properties fo:color="#000000" loext:opacity="100%" fo:font-style="normal" officeooo:rsid="0020b962" style:font-style-asian="normal" style:font-style-complex="normal"/>
    </style:style>
    <style:style style:name="T70" style:family="text">
      <style:text-properties fo:color="#000000" loext:opacity="100%" fo:font-style="normal" officeooo:rsid="0014f72d" style:font-style-asian="normal" style:font-style-complex="normal"/>
    </style:style>
    <style:style style:name="T71" style:family="text">
      <style:text-properties fo:color="#000000" loext:opacity="100%" fo:font-style="normal" officeooo:rsid="00300bf7" style:font-style-asian="normal" style:font-style-complex="normal"/>
    </style:style>
    <style:style style:name="T72" style:family="text">
      <style:text-properties fo:color="#000000" loext:opacity="100%" fo:font-style="normal" officeooo:rsid="00138700" style:font-style-asian="normal" style:font-style-complex="normal"/>
    </style:style>
    <style:style style:name="T73" style:family="text">
      <style:text-properties fo:color="#000000" loext:opacity="100%" fo:font-style="normal" officeooo:rsid="002159b7" style:font-style-asian="normal" style:font-style-complex="normal"/>
    </style:style>
    <style:style style:name="T74" style:family="text">
      <style:text-properties fo:color="#000000" loext:opacity="100%" fo:font-style="normal" officeooo:rsid="00211d5a" style:font-style-asian="normal" style:font-style-complex="normal"/>
    </style:style>
    <style:style style:name="T75" style:family="text">
      <style:text-properties fo:color="#000000" loext:opacity="100%" fo:font-style="normal" officeooo:rsid="0055085b" style:font-style-asian="normal" style:font-style-complex="normal"/>
    </style:style>
    <style:style style:name="T76" style:family="text">
      <style:text-properties fo:color="#000000" loext:opacity="100%" fo:font-style="normal" officeooo:rsid="0056fe05" style:font-style-asian="normal" style:font-style-complex="normal"/>
    </style:style>
    <style:style style:name="T77" style:family="text">
      <style:text-properties fo:color="#000000" loext:opacity="100%" style:font-name="Open sans" fo:font-size="12pt" fo:font-style="normal" fo:font-weight="normal" officeooo:rsid="003a3d34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78" style:family="text">
      <style:text-properties fo:color="#000000" loext:opacity="100%" style:font-name="Open sans" fo:font-size="12pt" fo:font-style="normal" fo:font-weight="normal" officeooo:rsid="0039ffdc" style:font-name-asian="Source Code Pro Black" style:font-size-asian="12pt" style:font-style-asian="normal" style:font-weight-asian="normal" style:font-name-complex="Source Code Pro Black" style:font-size-complex="12pt" style:font-style-complex="normal" style:font-weight-complex="normal"/>
    </style:style>
    <style:style style:name="T79" style:family="text">
      <style:text-properties fo:color="#000000" loext:opacity="100%" style:font-name="Open sans" fo:font-size="12pt" fo:font-style="italic" fo:font-weight="bold" officeooo:rsid="0022646c" style:font-name-asian="Source Code Pro Black" style:font-size-asian="12pt" style:font-style-asian="italic" style:font-weight-asian="bold" style:font-name-complex="Source Code Pro Black" style:font-size-complex="12pt" style:font-style-complex="italic" style:font-weight-complex="bold"/>
    </style:style>
    <style:style style:name="T80" style:family="text">
      <style:text-properties fo:color="#000000" loext:opacity="100%" style:font-name="Open sans" fo:font-size="12pt" fo:font-style="italic" officeooo:rsid="00211d5a" style:font-name-asian="Source Code Pro Black" style:font-size-asian="12pt" style:font-style-asian="italic" style:font-name-complex="Source Code Pro Black" style:font-size-complex="12pt" style:font-style-complex="italic"/>
    </style:style>
    <style:style style:name="T81" style:family="text">
      <style:text-properties fo:color="#000000" loext:opacity="100%" style:font-name="Open sans" fo:font-size="12pt" officeooo:rsid="0055085b" style:font-name-asian="Source Code Pro Black" style:font-size-asian="12pt" style:font-name-complex="Source Code Pro Black" style:font-size-complex="12pt"/>
    </style:style>
    <style:style style:name="T82" style:family="text">
      <style:text-properties fo:color="#000000" loext:opacity="100%" style:font-name="Open sans" fo:language="en" fo:country="CA" fo:font-weight="normal" officeooo:rsid="002159b7" style:font-weight-asian="normal" style:font-weight-complex="normal"/>
    </style:style>
    <style:style style:name="T83" style:family="text">
      <style:text-properties fo:color="#000000" loext:opacity="100%" style:font-name="Open sans" fo:language="en" fo:country="CA" fo:font-weight="normal" officeooo:rsid="00102d04" style:font-weight-asian="normal" style:font-weight-complex="normal"/>
    </style:style>
    <style:style style:name="T84" style:family="text">
      <style:text-properties fo:color="#000000" loext:opacity="100%" fo:language="fr" fo:country="CA" fo:font-style="normal" fo:font-weight="bold" officeooo:rsid="006d34e5" style:font-name-asian="Source Code Pro Black" style:font-style-asian="normal" style:font-weight-asian="bold" style:font-name-complex="Source Code Pro Black" style:font-style-complex="normal" style:font-weight-complex="bold"/>
    </style:style>
    <style:style style:name="T85" style:family="text">
      <style:text-properties fo:color="#000000" loext:opacity="100%" fo:language="fr" fo:country="CA" fo:font-style="normal" officeooo:rsid="006d34e5" style:font-style-asian="normal" style:font-style-complex="normal"/>
    </style:style>
    <style:style style:name="T86" style:family="text">
      <style:text-properties fo:color="#000000" loext:opacity="100%" fo:language="fr" fo:country="CA" officeooo:rsid="0070918d" style:font-name-asian="Source Code Pro Black" style:font-name-complex="Source Code Pro Black"/>
    </style:style>
    <style:style style:name="T87" style:family="text">
      <style:text-properties fo:color="#808080" loext:opacity="100%" fo:font-style="italic" officeooo:rsid="0010aa6d" style:font-style-asian="italic" style:font-style-complex="italic"/>
    </style:style>
    <style:style style:name="T88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89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90" style:family="text">
      <style:text-properties officeooo:rsid="0010aa6d"/>
    </style:style>
    <style:style style:name="T91" style:family="text">
      <style:text-properties officeooo:rsid="00138700"/>
    </style:style>
    <style:style style:name="T92" style:family="text">
      <style:text-properties officeooo:rsid="0014f72d"/>
    </style:style>
    <style:style style:name="T93" style:family="text">
      <style:text-properties officeooo:rsid="0015b39a"/>
    </style:style>
    <style:style style:name="T94" style:family="text">
      <style:text-properties officeooo:rsid="0020b962"/>
    </style:style>
    <style:style style:name="T95" style:family="text">
      <style:text-properties officeooo:rsid="00211d5a"/>
    </style:style>
    <style:style style:name="T96" style:family="text">
      <style:text-properties fo:color="#000080" loext:opacity="100%" style:font-name="Open sans" fo:font-size="12pt" fo:font-style="italic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97" style:family="text">
      <style:text-properties fo:color="#000080" loext:opacity="100%" style:font-name="Open sans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98" style:family="text">
      <style:text-properties officeooo:rsid="002cc7fc"/>
    </style:style>
    <style:style style:name="T99" style:family="text">
      <style:text-properties officeooo:rsid="00300bf7"/>
    </style:style>
    <style:style style:name="T100" style:family="text">
      <style:text-properties officeooo:rsid="003211f5"/>
    </style:style>
    <style:style style:name="T101" style:family="text">
      <style:text-properties officeooo:rsid="003319fd"/>
    </style:style>
    <style:style style:name="T102" style:family="text">
      <style:text-properties officeooo:rsid="0039ffdc"/>
    </style:style>
    <style:style style:name="T103" style:family="text">
      <style:text-properties officeooo:rsid="003d9e19"/>
    </style:style>
    <style:style style:name="T104" style:family="text">
      <style:text-properties officeooo:rsid="0054ccfe"/>
    </style:style>
    <style:style style:name="T105" style:family="text">
      <style:text-properties officeooo:rsid="005642b8"/>
    </style:style>
    <style:style style:name="T106" style:family="text">
      <style:text-properties officeooo:rsid="0056fe05"/>
    </style:style>
    <style:style style:name="T107" style:family="text">
      <style:text-properties officeooo:rsid="00586e10"/>
    </style:style>
    <style:style style:name="T108" style:family="text">
      <style:text-properties officeooo:rsid="005fab13"/>
    </style:style>
    <style:style style:name="T109" style:family="text">
      <style:text-properties style:font-name="Open sans" fo:font-size="12pt" officeooo:rsid="0054ccfe" style:font-size-asian="12pt" style:font-size-complex="12pt"/>
    </style:style>
    <style:style style:name="T110" style:family="text">
      <style:text-properties officeooo:rsid="0061143b"/>
    </style:style>
    <style:style style:name="T111" style:family="text">
      <style:text-properties officeooo:rsid="006322dc"/>
    </style:style>
    <style:style style:name="T112" style:family="text">
      <style:text-properties fo:color="#b2b2b2" loext:opacity="100%"/>
    </style:style>
    <style:style style:name="T113" style:family="text">
      <style:text-properties fo:color="#b2b2b2" loext:opacity="100%" officeooo:rsid="0068fc7b"/>
    </style:style>
    <style:style style:name="T114" style:family="text">
      <style:text-properties fo:color="#b2b2b2" loext:opacity="100%" fo:language="fr" fo:country="CA"/>
    </style:style>
    <style:style style:name="T115" style:family="text">
      <style:text-properties fo:color="#b2b2b2" loext:opacity="100%" officeooo:rsid="006dc437"/>
    </style:style>
    <style:style style:name="T116" style:family="text">
      <style:text-properties officeooo:rsid="00684c8c"/>
    </style:style>
    <style:style style:name="T117" style:family="text">
      <style:text-properties officeooo:rsid="0068fc7b"/>
    </style:style>
    <style:style style:name="T118" style:family="text">
      <style:text-properties fo:language="fr" fo:country="CA"/>
    </style:style>
    <style:style style:name="T119" style:family="text">
      <style:text-properties fo:language="fr" fo:country="CA" officeooo:rsid="006b89bc"/>
    </style:style>
    <style:style style:name="T120" style:family="text">
      <style:text-properties fo:language="fr" fo:country="CA" officeooo:rsid="006d34e5"/>
    </style:style>
    <style:style style:name="T121" style:family="text">
      <style:text-properties fo:language="fr" fo:country="CA" officeooo:rsid="005fab13"/>
    </style:style>
    <style:style style:name="T122" style:family="text">
      <style:text-properties fo:language="fr" fo:country="CA" officeooo:rsid="006f66da"/>
    </style:style>
    <style:style style:name="T123" style:family="text">
      <style:text-properties fo:language="fr" fo:country="CA" officeooo:rsid="006322dc"/>
    </style:style>
    <style:style style:name="T124" style:family="text">
      <style:text-properties fo:language="fr" fo:country="CA" officeooo:rsid="0070c22e"/>
    </style:style>
    <style:style style:name="T125" style:family="text">
      <style:text-properties fo:language="fr" fo:country="CA" officeooo:rsid="0070918d" style:font-name-asian="Source Code Pro Black" style:font-name-complex="Source Code Pro Black"/>
    </style:style>
    <style:style style:name="T126" style:family="text">
      <style:text-properties fo:language="fr" fo:country="CA" fo:font-style="normal" officeooo:rsid="006d34e5" style:font-name-asian="Source Code Pro Black" style:font-style-asian="normal" style:font-weight-asian="bold" style:font-name-complex="Source Code Pro Black" style:font-style-complex="normal" style:font-weight-complex="bold"/>
    </style:style>
    <style:style style:name="T127" style:family="text">
      <style:text-properties fo:language="fr" fo:country="CA" fo:font-style="normal" officeooo:rsid="006d34e5" style:font-style-asian="normal" style:font-style-complex="normal"/>
    </style:style>
    <style:style style:name="T128" style:family="text">
      <style:text-properties fo:language="fr" fo:country="CA" fo:font-style="normal" officeooo:rsid="00723fcb" style:font-style-asian="normal" style:font-style-complex="normal"/>
    </style:style>
    <style:style style:name="T129" style:family="text">
      <style:text-properties fo:language="fr" fo:country="CA" officeooo:rsid="0056fe05" style:font-style-asian="italic" style:font-style-complex="italic"/>
    </style:style>
    <style:style style:name="T130" style:family="text">
      <style:text-properties fo:language="fr" fo:country="CA" officeooo:rsid="00723fcb" style:font-style-asian="italic" style:font-style-complex="italic"/>
    </style:style>
    <style:style style:name="T131" style:family="text">
      <style:text-properties fo:language="fr" fo:country="CA" officeooo:rsid="00723fcb"/>
    </style:style>
    <style:style style:name="T132" style:family="text">
      <style:text-properties officeooo:rsid="006dc437"/>
    </style:style>
    <style:style style:name="T133" style:family="text">
      <style:text-properties officeooo:rsid="0070c22e"/>
    </style:style>
    <style:style style:name="T134" style:family="text">
      <style:text-properties style:font-name-asian="Source Code Pro Black" style:font-name-complex="Source Code Pro Black"/>
    </style:style>
    <style:style style:name="T135" style:family="text">
      <style:text-properties officeooo:rsid="0055085b" style:font-name-asian="Source Code Pro Black" style:font-name-complex="Source Code Pro Black"/>
    </style:style>
    <style:style style:name="T136" style:family="text">
      <style:text-properties officeooo:rsid="00684c8c" style:font-name-asian="Source Code Pro Black" style:font-name-complex="Source Code Pro Black"/>
    </style:style>
    <style:style style:name="T137" style:family="text">
      <style:text-properties officeooo:rsid="003a3d34" style:font-name-asian="Source Code Pro Black" style:font-name-complex="Source Code Pro Black"/>
    </style:style>
    <style:style style:name="T138" style:family="text">
      <style:text-properties officeooo:rsid="0012147b" style:font-name-asian="Source Code Pro Black" style:font-name-complex="Source Code Pro Black"/>
    </style:style>
    <style:style style:name="T139" style:family="text">
      <style:text-properties officeooo:rsid="000e9a16" style:font-name-asian="Source Code Pro Black" style:font-name-complex="Source Code Pro Black"/>
    </style:style>
    <style:style style:name="T140" style:family="text">
      <style:text-properties officeooo:rsid="005642b8" style:font-name-asian="Source Code Pro Black" style:font-name-complex="Source Code Pro Black"/>
    </style:style>
    <style:style style:name="T141" style:family="text">
      <style:text-properties officeooo:rsid="0056fe05" style:font-name-asian="Source Code Pro Black" style:font-name-complex="Source Code Pro Black"/>
    </style:style>
    <style:style style:name="T142" style:family="text">
      <style:text-properties officeooo:rsid="005239e0" style:font-name-asian="Source Code Pro Black" style:font-name-complex="Source Code Pro Black"/>
    </style:style>
    <style:style style:name="T143" style:family="text">
      <style:text-properties officeooo:rsid="004a9a39" style:font-name-asian="Source Code Pro Black" style:font-name-complex="Source Code Pro Black"/>
    </style:style>
    <style:style style:name="T144" style:family="text">
      <style:text-properties style:font-name-asian="Source Code Pro Black" style:font-style-asian="italic" style:font-name-complex="Source Code Pro Black" style:font-style-complex="italic"/>
    </style:style>
    <style:style style:name="T145" style:family="text">
      <style:text-properties officeooo:rsid="0016f00f" style:font-name-asian="Source Code Pro Black" style:font-style-asian="italic" style:font-name-complex="Source Code Pro Black" style:font-style-complex="italic"/>
    </style:style>
    <style:style style:name="T146" style:family="text">
      <style:text-properties officeooo:rsid="000e9a16" style:font-name-asian="Source Code Pro Black" style:font-style-asian="italic" style:font-name-complex="Source Code Pro Black" style:font-style-complex="italic"/>
    </style:style>
    <style:style style:name="T147" style:family="text">
      <style:text-properties officeooo:rsid="0015b39a" style:font-name-asian="Source Code Pro Black" style:font-style-asian="italic" style:font-name-complex="Source Code Pro Black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normal" style:font-style-asian="normal" style:font-style-complex="normal"/>
    </style:style>
    <style:style style:name="T150" style:family="text">
      <style:text-properties fo:font-style="normal" officeooo:rsid="0020b962" style:font-style-asian="normal" style:font-style-complex="normal"/>
    </style:style>
    <style:style style:name="T151" style:family="text">
      <style:text-properties fo:font-style="normal" officeooo:rsid="00102d04" style:font-style-asian="normal" style:font-style-complex="normal"/>
    </style:style>
    <style:style style:name="T152" style:family="text">
      <style:text-properties fo:font-style="normal" officeooo:rsid="0014f72d" style:font-style-asian="normal" style:font-style-complex="normal"/>
    </style:style>
    <style:style style:name="T153" style:family="text">
      <style:text-properties fo:font-style="normal" officeooo:rsid="0055085b" style:font-style-asian="normal" style:font-style-complex="normal"/>
    </style:style>
    <style:style style:name="T154" style:family="text">
      <style:text-properties fo:font-style="normal" officeooo:rsid="00211d5a" style:font-style-asian="normal" style:font-style-complex="normal"/>
    </style:style>
    <style:style style:name="T155" style:family="text">
      <style:text-properties fo:font-style="normal" officeooo:rsid="00138700" style:font-style-asian="normal" style:font-style-complex="normal"/>
    </style:style>
    <style:style style:name="T156" style:family="text">
      <style:text-properties fo:font-style="normal" officeooo:rsid="002159b7" style:font-style-asian="normal" style:font-style-complex="normal"/>
    </style:style>
    <style:style style:name="T157" style:family="text">
      <style:text-properties fo:font-style="normal" officeooo:rsid="0056fe05" style:font-style-asian="normal" style:font-style-complex="normal"/>
    </style:style>
    <style:style style:name="T158" style:family="text">
      <style:text-properties fo:font-style="normal" style:font-style-asian="normal" style:font-weight-asian="bold" style:font-style-complex="normal" style:font-weight-complex="bold"/>
    </style:style>
    <style:style style:name="T159" style:family="text">
      <style:text-properties fo:font-style="normal" officeooo:rsid="005642b8" style:font-style-asian="normal" style:font-weight-asian="bold" style:font-style-complex="normal" style:font-weight-complex="bold"/>
    </style:style>
    <style:style style:name="T160" style:family="text">
      <style:text-properties fo:font-style="normal" officeooo:rsid="003ca107" style:font-style-asian="normal" style:font-weight-asian="bold" style:font-style-complex="normal" style:font-weight-complex="bold"/>
    </style:style>
    <style:style style:name="T161" style:family="text">
      <style:text-properties fo:font-style="normal" officeooo:rsid="0035af77" style:font-style-asian="normal" style:font-weight-asian="bold" style:font-style-complex="normal" style:font-weight-complex="bold"/>
    </style:style>
    <style:style style:name="T162" style:family="text">
      <style:text-properties fo:font-style="normal" officeooo:rsid="003b7c01" style:font-style-asian="normal" style:font-weight-asian="bold" style:font-style-complex="normal" style:font-weight-complex="bold"/>
    </style:style>
    <style:style style:name="T163" style:family="text">
      <style:text-properties fo:font-style="normal" style:font-name-asian="Source Code Pro Black" style:font-style-asian="normal" style:font-weight-asian="bold" style:font-name-complex="Source Code Pro Black" style:font-style-complex="normal" style:font-weight-complex="bold"/>
    </style:style>
    <style:style style:name="T164" style:family="text">
      <style:text-properties fo:font-style="normal" officeooo:rsid="0055085b" style:font-name-asian="Source Code Pro Black" style:font-style-asian="normal" style:font-weight-asian="bold" style:font-name-complex="Source Code Pro Black" style:font-style-complex="normal" style:font-weight-complex="bold"/>
    </style:style>
    <style:style style:name="T165" style:family="text">
      <style:text-properties fo:font-style="normal" officeooo:rsid="003c7668" style:font-name-asian="Source Code Pro Black" style:font-style-asian="normal" style:font-weight-asian="bold" style:font-name-complex="Source Code Pro Black" style:font-style-complex="normal" style:font-weight-complex="bold"/>
    </style:style>
    <style:style style:name="T166" style:family="text">
      <style:text-properties fo:color="#3465a4" loext:opacity="100%" fo:font-size="12pt" fo:font-weight="normal" officeooo:rsid="0020b962" style:font-name-asian="Source Code Pro Black" style:font-size-asian="12pt" style:font-style-asian="italic" style:font-weight-asian="normal" style:font-name-complex="Source Code Pro Black" style:font-size-complex="12pt" style:font-style-complex="italic" style:font-weight-complex="normal"/>
    </style:style>
    <style:style style:name="T167" style:family="text">
      <style:text-properties style:font-style-asian="italic" style:font-style-complex="italic"/>
    </style:style>
    <style:style style:name="T168" style:family="text">
      <style:text-properties officeooo:rsid="0010aa6d" style:font-style-asian="italic" style:font-style-complex="italic"/>
    </style:style>
    <style:style style:name="T169" style:family="text">
      <style:text-properties officeooo:rsid="00211d5a" style:font-style-asian="italic" style:font-style-complex="italic"/>
    </style:style>
    <style:style style:name="T170" style:family="text">
      <style:text-properties officeooo:rsid="00300bf7" style:font-style-asian="italic" style:font-style-complex="italic"/>
    </style:style>
    <style:style style:name="T171" style:family="text">
      <style:text-properties officeooo:rsid="005642b8" style:font-style-asian="italic" style:font-style-complex="italic"/>
    </style:style>
    <style:style style:name="T172" style:family="text">
      <style:text-properties officeooo:rsid="005ada6a" style:font-style-asian="italic" style:font-style-complex="italic"/>
    </style:style>
    <style:style style:name="T173" style:family="text">
      <style:text-properties officeooo:rsid="003c7668" style:font-style-asian="italic" style:font-style-complex="italic"/>
    </style:style>
    <style:style style:name="T174" style:family="text">
      <style:text-properties officeooo:rsid="0015b39a" style:font-style-asian="italic" style:font-style-complex="italic"/>
    </style:style>
    <style:style style:name="T175" style:family="text">
      <style:text-properties officeooo:rsid="0056fe05" style:font-style-asian="italic" style:font-style-complex="italic"/>
    </style:style>
    <style:style style:name="T176" style:family="text">
      <style:text-properties officeooo:rsid="0020b962" style:font-style-asian="italic" style:font-style-complex="italic"/>
    </style:style>
    <style:style style:name="T177" style:family="text">
      <style:text-properties officeooo:rsid="00723fcb" style:font-style-asian="italic" style:font-style-complex="italic"/>
    </style:style>
    <style:style style:name="T178" style:family="text">
      <style:text-properties officeooo:rsid="0056fe05" style:font-weight-asian="bold" style:font-weight-complex="bold"/>
    </style:style>
    <style:style style:name="T179" style:family="text">
      <style:text-properties officeooo:rsid="00300bf7" style:font-weight-asian="bold" style:font-weight-complex="bold"/>
    </style:style>
    <style:style style:name="T180" style:family="text">
      <style:text-properties officeooo:rsid="003b7c01" style:font-weight-asian="bold" style:font-weight-complex="bold"/>
    </style:style>
    <style:style style:name="T181" style:family="text">
      <style:text-properties officeooo:rsid="005642b8" style:font-weight-asian="bold" style:font-weight-complex="bold"/>
    </style:style>
    <style:style style:name="T182" style:family="text">
      <style:text-properties officeooo:rsid="00723fcb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<text:span text:style-name="Section">Nikola Tutić</text:span></text:p>
          </table:table-cell>
          <table:table-cell table:style-name="Table2.B1" office:value-type="string">
            <text:p text:style-name="Standard"/>
          </table:table-cell>
          <table:table-cell table:style-name="Table2.C1" office:value-type="string">
            <text:p text:style-name="P61"><text:span text:style-name="Section">Profil</text:span></text:p>
          </table:table-cell>
        </table:table-row>
        <table:table-row table:style-name="Table2.2">
          <table:table-cell table:style-name="Table2.A2" office:value-type="string">
            <text:p text:style-name="P13"><text:span text:style-name="T1"><text:s/></text:span><text:span text:style-name="T2">Portfolio </text:span><text:span text:style-name="T3">sur</text:span><text:span text:style-name="T2"> </text:span><text:a xlink:type="simple" xlink:href="https://tutic.ca/en" text:style-name="Internet_20_link" text:visited-style-name="Visited_20_Internet_20_Link"><text:span text:style-name="T1">tutic.ca</text:span></text:a><text:span text:style-name="T41"> <text:s/></text:span></text:p>
            <text:p text:style-name="P50"><text:span text:style-name="T40"><text:s text:c="2"/></text:span></text:p>
            <text:p text:style-name="P44"><text:span text:style-name="T82">+1 </text:span><text:span text:style-name="T83">819 349-3340</text:span></text:p>
            <text:p text:style-name="P43"><text:a xlink:type="simple" xlink:href="mailto:nikola@tutic.ca" text:style-name="Internet_20_link" text:visited-style-name="Visited_20_Internet_20_Link"><text:span text:style-name="T97">nikola@tutic.ca</text:span></text:a>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P68"><text:span text:style-name="_30_._20_Text_20_Emphasis"><text:span text:style-name="T119">Initialement biologiste, je me suis réorienté vers la programmation pour répondre à mes besoins en automation et traitement de données, puis pour nourrir ma passion pour les défis de développement logiciel. Avec une variété de projets </text:span></text:span><text:span text:style-name="_30_._20_Text_20_Emphasis"><text:span text:style-name="T120">complétés </text:span></text:span><text:span text:style-name="_30_._20_Text_20_Emphasis"><text:span text:style-name="T119">p</text:span></text:span><text:span text:style-name="_30_._20_Text_20_Emphasis"><text:span text:style-name="T120">ou</text:span></text:span><text:span text:style-name="_30_._20_Text_20_Emphasis"><text:span text:style-name="T119">r des clients </text:span></text:span><text:span text:style-name="_30_._20_Text_20_Emphasis"><text:span text:style-name="T120">ayant validé ma polyvalence et ma débrouillardise, je cherche à rejoindre une équipe pour atteindre le prochain niveau dans mes compétences de développeur.</text:span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5"/>
          </table:table-cell>
          <table:table-cell table:style-name="Table4.B1" office:value-type="string">
            <text:p text:style-name="P63"><text:span text:style-name="Section"><text:span text:style-name="T133">Aperçu </text:span></text:span><text:span text:style-name="Section">Portfolio Logicie</text:span><text:span text:style-name="Section"><text:span text:style-name="T182">l</text:span></text:span></text:p>
          </table:table-cell>
          <table:table-cell table:style-name="Table4.A1" office:value-type="string">
            <text:p text:style-name="P69"/>
          </table:table-cell>
        </table:table-row>
        <table:table-row>
          <table:table-cell table:style-name="Table4.A2" table:number-columns-spanned="3" office:value-type="string">
            <text:list text:style-name="L1">
              <text:list-item>
                <text:list>
                  <text:list-item>
                    <text:p text:style-name="P52"><text:span text:style-name="_30_._20_Text_20_Emphasis"><text:span text:style-name="T5">Interfaces bureau</text:span></text:span><text:span text:style-name="T109"> </text:span><text:span text:style-name="Text_20_no-Emphasis"><text:span text:style-name="T5">pour contrôler des machines dans l’industrie laitière</text:span></text:span></text:p>
                    <text:p text:style-name="P86"><text:span text:style-name="Text_20_no-Emphasis"><text:span text:style-name="T104">↳ </text:span></text:span><text:span text:style-name="Text_20_no-Emphasis"><text:span text:style-name="T108">Python, Qt,</text:span></text:span><text:span text:style-name="Text_20_no-Emphasis"><text:span text:style-name="T110"> </text:span></text:span><text:span text:style-name="Text_20_no-Emphasis"><text:span text:style-name="T122">transmission séri</text:span></text:span><text:span text:style-name="Text_20_no-Emphasis"><text:span text:style-name="T124">ale</text:span></text:span><text:span text:style-name="Text_20_no-Emphasis"><text:span text:style-name="T122">, protocole </text:span></text:span><text:span text:style-name="Text_20_no-Emphasis"><text:span text:style-name="T108">Modbus, </text:span></text:span><text:span text:style-name="Text_20_no-Emphasis"><text:span text:style-name="T122">requêtage HTTP</text:span></text:span></text:p>
                  </text:list-item>
                </text:list>
              </text:list-item>
              <text:list-item>
                <text:p text:style-name="P88"><text:span text:style-name="_30_._20_Text_20_Emphasis"><text:span text:style-name="T125">E</text:span></text:span><text:span text:style-name="_30_._20_Text_20_Emphasis"><text:span text:style-name="T135">xtension </text:span></text:span><text:span text:style-name="_30_._20_Text_20_Emphasis"><text:span text:style-name="T125">Chrome</text:span></text:span><text:span text:style-name="T86"> </text:span><text:span text:style-name="Text_20_no-Emphasis"><text:span text:style-name="T135">for </text:span></text:span><text:span text:style-name="Text_20_no-Emphasis"><text:span text:style-name="T136">time</text:span></text:span><text:span text:style-name="Text_20_no-Emphasis"><text:span text:style-name="T135"> management used by</text:span></text:span><text:span text:style-name="Text_20_no-Emphasis"><text:span text:style-name="T137"> &gt;</text:span></text:span><text:span text:style-name="Text_20_no-Emphasis"><text:span text:style-name="T136">7</text:span></text:span><text:span text:style-name="Text_20_no-Emphasis"><text:span text:style-name="T137">0 employ</text:span></text:span><text:span text:style-name="Text_20_no-Emphasis"><text:span text:style-name="T135">ees </text:span></text:span><text:span text:style-name="Text_20_no-Emphasis"><text:span text:style-name="T136">and &gt;250 users</text:span></text:span><text:span text:style-name="T39"> </text:span></text:p>
                <text:p text:style-name="P87"><text:span text:style-name="Text_20_no-Emphasis"><text:span text:style-name="T104">↳</text:span></text:span><text:span text:style-name="Text_20_no-Emphasis"><text:span text:style-name="T108">JavaScript, </text:span></text:span><text:span text:style-name="Text_20_no-Emphasis"><text:span text:style-name="T110">API integration, </text:span></text:span><text:span text:style-name="Text_20_no-Emphasis"><text:span text:style-name="T108">Manifest V</text:span></text:span><text:span text:style-name="Text_20_no-Emphasis"><text:span text:style-name="T116">3, </text:span></text:span><text:span text:style-name="Text_20_no-Emphasis"><text:span text:style-name="T108">HTML, CSS</text:span></text:span></text:p>
                <text:list>
                  <text:list-item>
                    <text:p text:style-name="P72"><text:span text:style-name="_30_._20_Text_20_Emphasis"><text:span text:style-name="T4">Scraping</text:span></text:span><text:span text:style-name="_30_._20_Text_20_Emphasis"><text:span text:style-name="T9"> solutions </text:span></text:span><text:span text:style-name="Text_20_no-Emphasis"><text:span text:style-name="T5">integrating</text:span></text:span><text:span text:style-name="Text_20_no-Emphasis"><text:span text:style-name="T9"> unstructured web data</text:span></text:span></text:p>
                    <text:p text:style-name="P70"><text:span text:style-name="Text_20_no-Emphasis"><text:span text:style-name="T110">↳ </text:span></text:span><text:span text:style-name="Text_20_no-Emphasis"><text:span text:style-name="T108">Python </text:span></text:span><text:span text:style-name="Text_20_no-Emphasis"><text:span text:style-name="T116">&amp; JavaScript, </text:span></text:span><text:span text:style-name="Text_20_no-Emphasis"><text:span text:style-name="T111">Qt, </text:span></text:span><text:span text:style-name="Text_20_no-Emphasis"><text:span text:style-name="T108">scrapy, Selenium, APIs, HTTP </text:span></text:span><text:span text:style-name="Text_20_no-Emphasis"><text:span text:style-name="T110">requests</text:span></text:span><text:span text:style-name="Text_20_no-Emphasis"><text:span text:style-name="T108">, </text:span></text:span><text:span text:style-name="Text_20_no-Emphasis"><text:span text:style-name="T116">SQL</text:span></text:span></text:p>
                  </text:list-item>
                  <text:list-item>
                    <text:p text:style-name="P57"><text:span text:style-name="_30_._20_Text_20_Emphasis">Chrome extension</text:span> <text:span text:style-name="Text_20_no-Emphasis">integrating external data to CRM website</text:span></text:p>
                    <text:p text:style-name="P71"><text:span text:style-name="Text_20_no-Emphasis">↳ </text:span><text:span text:style-name="Text_20_no-Emphasis"><text:span text:style-name="T108">JavaScript, </text:span></text:span><text:span text:style-name="Text_20_no-Emphasis"><text:span text:style-name="T110">MongoDB, </text:span></text:span><text:span text:style-name="Text_20_no-Emphasis"><text:span text:style-name="T108">HTML, CSS, </text:span></text:span><text:span text:style-name="Text_20_no-Emphasis"><text:span text:style-name="T110">API integration, </text:span></text:span><text:span text:style-name="Text_20_no-Emphasis"><text:span text:style-name="T108">Manifest V3</text:span></text:span></text:p>
                  </text:list-item>
                  <text:list-item>
                    <text:p text:style-name="P45"><text:span text:style-name="_30_._20_Text_20_Emphasis">Workflow automation </text:span><text:span text:style-name="Text_20_no-Emphasis">of repetitive desktop or web tasks</text:span></text:p>
                    <text:p text:style-name="P52"><text:span text:style-name="Text_20_no-Emphasis"><text:span text:style-name="T6">↳ </text:span></text:span><text:span text:style-name="Text_20_no-Emphasis"><text:span text:style-name="T7">Python, AWS Lambda</text:span></text:span></text:p>
                  </text:list-item>
                </text:list>
              </text:list-item>
              <text:list-item>
                <text:p text:style-name="P75"><text:span text:style-name="_30_._20_Text_20_Emphasis">Scripting </text:span><text:span text:style-name="Text_20_no-Emphasis">for </text:span><text:span text:style-name="Text_20_no-Emphasis"><text:span text:style-name="T111">geospatial data processing and data scraping</text:span></text:span></text:p>
                <text:p text:style-name="P55"><text:span text:style-name="Text_20_no-Emphasis"><text:span text:style-name="T121">↳ </text:span></text:span><text:span text:style-name="Text_20_no-Emphasis"><text:span text:style-name="T123">Python, xarray, requests</text:span></text:span></text:p>
              </text:list-item>
            </text:list>
          </table:table-cell>
          <table:covered-table-cell/>
          <table:covered-table-cell/>
        </table:table-row>
      </table:table>
      <text:p text:style-name="P5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4"/>
          </table:table-cell>
          <table:table-cell table:style-name="Table3.B1" table:number-columns-spanned="2" office:value-type="string">
            <text:p text:style-name="P62"><text:span text:style-name="Section">Expériences</text:span>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2" table:number-columns-spanned="2" office:value-type="string">
            <text:p text:style-name="P25"><text:span text:style-name="Title"><text:span text:style-name="T126">Développeur Logiciel Freelance</text:span></text:span><text:span text:style-name="Title"><text:span text:style-name="T138"> </text:span></text:span></text:p>
            <text:p text:style-name="P42"><text:span text:style-name="Subtitle"><text:span text:style-name="T10">UpWork </text:span></text:span><text:span text:style-name="Subtitle"><text:span text:style-name="T11">(</text:span></text:span><text:span text:style-name="Subtitle"><text:span text:style-name="T12">profil</text:span></text:span><text:span text:style-name="Subtitle"><text:span text:style-name="T13"> </text:span></text:span><text:span text:style-name="Subtitle"><text:span text:style-name="T8">et commentaires sur</text:span></text:span><text:span text:style-name="Subtitle"><text:span text:style-name="T14"> </text:span></text:span><text:a xlink:type="simple" xlink:href="https://tutic.ca/upwork" text:style-name="Internet_20_link" text:visited-style-name="Visited_20_Internet_20_Link"><text:span text:style-name="Subtitle"><text:span text:style-name="T166">tutic.ca/upwork</text:span></text:span></text:a><text:span text:style-name="Subtitle"><text:span text:style-name="T15">)</text:span></text:span><text:span text:style-name="Subtitle"><text:span text:style-name="T16"> <text:s/></text:span></text:span><text:span text:style-name="Subtitle"><text:span text:style-name="T17"><text:s/></text:span></text:span><text:span text:style-name="Subtitle"><text:span text:style-name="T18"><text:s/></text:span></text:span><text:span text:style-name="Subtitle"><text:span text:style-name="T19"><text:s text:c="2"/></text:span></text:span></text:p>
          </table:table-cell>
          <table:covered-table-cell/>
          <table:table-cell table:style-name="Table3.C2" table:number-columns-spanned="2" office:value-type="string">
            <text:p text:style-name="P15"><text:span text:style-name="_30_._20_Text_20_Emphasis"><text:span text:style-name="T150">20</text:span></text:span><text:span text:style-name="_30_._20_Text_20_Emphasis"><text:span text:style-name="T149">22</text:span></text:span><text:span text:style-name="_30_._20_Text_20_Emphasis"><text:span text:style-name="T151"> </text:span></text:span><text:span text:style-name="_30_._20_Text_20_Emphasis"><text:span text:style-name="T152">–</text:span></text:span><text:span text:style-name="_30_._20_Text_20_Emphasis"><text:span text:style-name="T153"> </text:span></text:span><text:span text:style-name="_30_._20_Text_20_Emphasis"><text:span text:style-name="T127">Présen</text:span></text:span><text:span text:style-name="_30_._20_Text_20_Emphasis"><text:span text:style-name="T128">t</text:span></text:span></text:p>
            <text:p text:style-name="P56"><text:span text:style-name="Subtitle">En ligne</text:span></text:p>
          </table:table-cell>
          <table:covered-table-cell/>
        </table:table-row>
        <table:table-row>
          <table:table-cell table:style-name="Table3.A3" table:number-columns-spanned="4" office:value-type="string">
            <text:list text:continue-numbering="true" text:style-name="L1">
              <text:list-item>
                <text:p text:style-name="P74"><text:span text:style-name="_30_._20_Text_20_Emphasis">Développement solo </text:span><text:span text:style-name="Text_20_no-Emphasis">de solutions logiciels pour différents mandataires</text:span></text:p>
              </text:list-item>
              <text:list-item>
                <text:p text:style-name="P74"><text:span text:style-name="_30_._20_Text_20_Emphasis"><text:span text:style-name="T132">Sollicitation </text:span></text:span><text:span text:style-name="Text_20_no-Emphasis"><text:span text:style-name="T132">de clients avec proposition de budget, d’outils et d’architecture</text:span></text:span></text:p>
              </text:list-item>
              <text:list-item>
                <text:p text:style-name="P73"><text:span text:style-name="_30_._20_Text_20_Emphasis"><text:span text:style-name="T118">Intégration </text:span></text:span><text:span text:style-name="Text_20_no-Emphasis"><text:span text:style-name="T118">d’outils et concepts propres à des champs d’expertises variés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4" table:number-columns-spanned="2" office:value-type="string">
            <text:p text:style-name="P14"><text:span text:style-name="Title"><text:span text:style-name="T164">Contractual Technician &amp; Software Developer</text:span></text:span><text:span text:style-name="Title"><text:span text:style-name="T138"> </text:span></text:span></text:p>
            <text:p text:style-name="P3"><text:bookmark-start text:name="__DdeLink__509_2290474315"/><text:span text:style-name="Subtitle"><text:span text:style-name="T167">Oneka Technologies</text:span></text:span><text:bookmark-end text:name="__DdeLink__509_2290474315"/><text:span text:style-name="Subtitle"><text:span text:style-name="T137"> <text:s/></text:span></text:span></text:p>
          </table:table-cell>
          <table:covered-table-cell/>
          <table:table-cell table:style-name="Table3.C4" table:number-columns-spanned="2" office:value-type="string">
            <text:p text:style-name="P18"><text:span text:style-name="_30_._20_Text_20_Emphasis"><text:span text:style-name="T154">2021 </text:span></text:span><text:span text:style-name="_30_._20_Text_20_Emphasis"><text:span text:style-name="T152">– </text:span></text:span><text:span text:style-name="_30_._20_Text_20_Emphasis"><text:span text:style-name="T153">Curren</text:span></text:span><text:span text:style-name="_30_._20_Text_20_Emphasis"><text:span text:style-name="T128">t</text:span></text:span></text:p>
            <text:p text:style-name="P18"><text:span text:style-name="Subtitle"><text:span text:style-name="T95">Sherbrooke</text:span></text:span><text:span text:style-name="Subtitle"><text:span text:style-name="T91">, </text:span></text:span><text:span text:style-name="Subtitle"><text:span text:style-name="T92">Canad</text:span></text:span><text:span text:style-name="Subtitle"><text:span text:style-name="T131">a</text:span></text:span></text:p>
          </table:table-cell>
          <table:covered-table-cell/>
        </table:table-row>
        <table:table-row>
          <table:table-cell table:style-name="Table3.A5" table:number-columns-spanned="4" office:value-type="string">
            <text:list xml:id="list1325050481" text:style-name="L2">
              <text:list-item>
                <text:p text:style-name="P85"><text:span text:style-name="T27"/></text:p>
              </text:list-item>
            </text:list>
            <text:list text:style-name="L3">
              <text:list-item>
                <text:p text:style-name="P53"><text:span text:style-name="_30_._20_Text_20_Emphasis"><text:span text:style-name="T20">Monitoring of test bench and of remote buoys 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2" office:value-type="string">
            <text:p text:style-name="P27"><text:span text:style-name="Title"><text:span text:style-name="T165">P</text:span></text:span><text:span text:style-name="Title"><text:span text:style-name="T163">roject Manager (as Biologist)</text:span></text:span></text:p>
            <text:p text:style-name="P26"><text:span text:style-name="Subtitle"><text:span text:style-name="T101">Organisme des bassins versants</text:span></text:span><text:span text:style-name="Subtitle"> Vaudreuil-Soulanges</text:span></text:p>
            <text:p text:style-name="P10"><text:span text:style-name="Subtitle"><text:span text:style-name="T168">Conseil de l'eau Gaspésie Sud</text:span></text:span><text:bookmark text:name="__DdeLink__518_2290474315"/><text:span text:style-name="Subtitle"><text:span text:style-name="T145"> </text:span></text:span><text:span text:style-name="Subtitle"><text:span text:style-name="T90"><text:s text:c="2"/></text:span></text:span><text:span text:style-name="Subtitle"><text:span text:style-name="T146"><text:s text:c="2"/></text:span></text:span><text:span text:style-name="Subtitle"><text:span text:style-name="T168"><text:s text:c="2"/></text:span></text:span><text:span text:style-name="Subtitle"><text:span text:style-name="T146"><text:s/></text:span></text:span><text:span text:style-name="Subtitle"><text:span text:style-name="T168"><text:s/></text:span></text:span><text:span text:style-name="Subtitle"><text:span text:style-name="T90"><text:s/></text:span></text:span></text:p>
          </table:table-cell>
          <table:covered-table-cell/>
          <table:table-cell table:style-name="Table3.C4" table:number-columns-spanned="2" office:value-type="string">
            <text:p text:style-name="P35"><text:span text:style-name="_30_._20_Text_20_Emphasis"><text:span text:style-name="T94">20</text:span></text:span><text:span text:style-name="_30_._20_Text_20_Emphasis"><text:span text:style-name="T91">1</text:span></text:span><text:span text:style-name="_30_._20_Text_20_Emphasis"><text:span text:style-name="T101">8</text:span></text:span><text:span text:style-name="_30_._20_Text_20_Emphasis"> </text:span><text:span text:style-name="_30_._20_Text_20_Emphasis"><text:span text:style-name="T92">– </text:span></text:span><text:span text:style-name="_30_._20_Text_20_Emphasis"><text:span text:style-name="T94">20</text:span></text:span><text:span text:style-name="_30_._20_Text_20_Emphasis"><text:span text:style-name="T91">20</text:span></text:span></text:p>
            <text:p text:style-name="P16"><text:span text:style-name="Subtitle">Saint-</text:span><text:span text:style-name="Subtitle"><text:span text:style-name="T91">Polycarpe, </text:span></text:span><text:span text:style-name="Subtitle"><text:span text:style-name="T92">Canad</text:span></text:span><text:span text:style-name="Subtitle"><text:span text:style-name="T131">a</text:span></text:span></text:p>
            <text:p text:style-name="P17"><text:span text:style-name="Subtitle"><text:span text:style-name="T91">Bonaventure, </text:span></text:span><text:span text:style-name="Subtitle"><text:span text:style-name="T92">Canad</text:span></text:span><text:span text:style-name="Subtitle"><text:span text:style-name="T131">a</text:span></text:span></text:p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text:style-name="L4">
              <text:list-item>
                <text:p text:style-name="P78"><text:span text:style-name="_30_._20_Text_20_Emphasis"><text:span text:style-name="T116">Project c</text:span></text:span><text:span text:style-name="_30_._20_Text_20_Emphasis">onception </text:span><text:span text:style-name="_30_._20_Text_20_Emphasis"><text:span text:style-name="T117">&amp; execution</text:span></text:span><text:span text:style-name="_30_._20_Text_20_Emphasis"> </text:span><text:span text:style-name="Text_20_no-Emphasis"><text:span text:style-name="T117">for</text:span></text:span><text:span text:style-name="Text_20_no-Emphasis"> </text:span><text:span text:style-name="Text_20_no-Emphasis"><text:span text:style-name="T117">waterways and </text:span></text:span><text:span text:style-name="Text_20_no-Emphasis">riparian strip</text:span><text:span text:style-name="Text_20_no-Emphasis"><text:span text:style-name="T117">s</text:span></text:span><text:span text:style-name="Text_20_no-Emphasis"> conservation </text:span></text:p>
              </text:list-item>
              <text:list-item>
                <text:p text:style-name="P78"><text:span text:style-name="_30_._20_Text_20_Emphasis"><text:span text:style-name="T117">Grant seeking &amp; budgeting </text:span></text:span><text:span text:style-name="Text_20_no-Emphasis"><text:span text:style-name="T117">for planned projects </text:span></text:span></text:p>
              </text:list-item>
              <text:list-item>
                <text:p text:style-name="P79"><text:span text:style-name="_30_._20_Text_20_Emphasis"><text:span text:style-name="T117">Cartography &amp; web automation </text:span></text:span><text:span text:style-name="Text_20_no-Emphasis">to facilitate work on these ongoing projects</text:span></text:p>
                <text:p text:style-name="P54"><text:span text:style-name="Text_20_no-Emphasis">↳ </text:span><text:span text:style-name="Text_20_no-Emphasis"><text:span text:style-name="T116">ArcGIS, Excel, </text:span></text:span><text:span text:style-name="Text_20_no-Emphasis"><text:span text:style-name="T117">Selenium IDE</text:span></text:span></text:p>
                <text:p text:style-name="P80"><text:s/>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3.A8" table:number-columns-spanned="2" office:value-type="string">
            <text:p text:style-name="P19"><text:span text:style-name="Title"><text:span text:style-name="T159">Technical Support</text:span></text:span><text:span text:style-name="Title"><text:span text:style-name="T160"> </text:span></text:span></text:p>
            <text:p text:style-name="P4"><text:span text:style-name="Subtitle"><text:span text:style-name="T169">Sykes </text:span></text:span><text:span text:style-name="Subtitle"><text:span text:style-name="T170">Enterprises</text:span></text:span></text:p>
          </table:table-cell>
          <table:covered-table-cell/>
          <table:table-cell table:style-name="Table3.C8" table:number-columns-spanned="2" office:value-type="string">
            <text:p text:style-name="P29"><text:span text:style-name="_30_._20_Text_20_Emphasis"><text:span text:style-name="T150">20</text:span></text:span><text:span text:style-name="_30_._20_Text_20_Emphasis"><text:span text:style-name="T155">1</text:span></text:span><text:span text:style-name="_30_._20_Text_20_Emphasis"><text:span text:style-name="T156">7</text:span></text:span><text:span text:style-name="_30_._20_Text_20_Emphasis"><text:span text:style-name="T151"> </text:span></text:span><text:span text:style-name="_30_._20_Text_20_Emphasis"><text:span text:style-name="T152">– </text:span></text:span><text:span text:style-name="_30_._20_Text_20_Emphasis"><text:span text:style-name="T150">20</text:span></text:span><text:span text:style-name="_30_._20_Text_20_Emphasis"><text:span text:style-name="T155">1</text:span></text:span><text:span text:style-name="_30_._20_Text_20_Emphasis"><text:span text:style-name="T156">8</text:span></text:span></text:p>
            <text:p text:style-name="P18"><text:span text:style-name="Subtitle"><text:span text:style-name="T91">Sherbrooke, </text:span></text:span><text:span text:style-name="Subtitle"><text:span text:style-name="T92">Canada</text:span></text:span></text:p>
          </table:table-cell>
          <table:covered-table-cell/>
        </table:table-row>
        <table:table-row>
          <table:table-cell table:style-name="Table3.A9" table:number-columns-spanned="4" office:value-type="string">
            <text:list text:continue-list="list1325050481" text:style-name="L2">
              <text:list-item>
                <text:p text:style-name="P46"><text:span text:style-name="_30_._20_Text_20_Emphasis"><text:span text:style-name="T140">R</text:span></text:span><text:span text:style-name="_30_._20_Text_20_Emphasis"><text:span text:style-name="T134">eplacement floor supervisor and instructor</text:span></text:span></text:p>
              </text:list-item>
              <text:list-item>
                <text:p text:style-name="P46"><text:span text:style-name="_30_._20_Text_20_Emphasis"><text:span text:style-name="T140">Second level customer </text:span></text:span><text:span text:style-name="_30_._20_Text_20_Emphasis"><text:span text:style-name="T134">support for a </text:span></text:span><text:span text:style-name="_30_._20_Text_20_Emphasis"><text:span text:style-name="T140">mobile phone</text:span></text:span><text:span text:style-name="_30_._20_Text_20_Emphasis"><text:span text:style-name="T134"> provider </text:span></text:span><text:span text:style-name="_30_._20_Text_20_Emphasis"><text:span text:style-name="T140">(FR &amp; EN)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0"><text:span text:style-name="Title"><text:span text:style-name="T159">Agro-Entrepreneur</text:span></text:span><text:span text:style-name="Title"> </text:span></text:p>
            <text:p text:style-name="P5"><text:span text:style-name="Subtitle"><text:span text:style-name="T167">Éc</text:span></text:span><text:bookmark-start text:name="__DdeLink__532_2290474315"/><text:span text:style-name="Subtitle"><text:span text:style-name="T167">ollab (</text:span></text:span><text:span text:style-name="Subtitle"><text:span text:style-name="T171">now</text:span></text:span><text:span text:style-name="Subtitle"><text:span text:style-name="T167"> Agropol)</text:span></text:span><text:bookmark-end text:name="__DdeLink__532_2290474315"/></text:p>
          </table:table-cell>
          <table:covered-table-cell/>
          <table:table-cell table:style-name="Table3.C8" table:number-columns-spanned="2" office:value-type="string">
            <text:p text:style-name="P18"><text:span text:style-name="_30_._20_Text_20_Emphasis"><text:span text:style-name="T150">20</text:span></text:span><text:span text:style-name="_30_._20_Text_20_Emphasis"><text:span text:style-name="T155">16</text:span></text:span><text:span text:style-name="_30_._20_Text_20_Emphasis"><text:span text:style-name="T151"> </text:span></text:span><text:span text:style-name="_30_._20_Text_20_Emphasis"><text:span text:style-name="T152">– </text:span></text:span><text:span text:style-name="_30_._20_Text_20_Emphasis"><text:span text:style-name="T150">20</text:span></text:span><text:span text:style-name="_30_._20_Text_20_Emphasis"><text:span text:style-name="T155">17</text:span></text:span></text:p>
            <text:p text:style-name="P18"><text:span text:style-name="Subtitle"><text:span text:style-name="T91">Sherbrooke, </text:span></text:span><text:span text:style-name="Subtitle"><text:span text:style-name="T92">Canada</text:span></text:span></text:p>
          </table:table-cell>
          <table:covered-table-cell/>
        </table:table-row>
        <table:table-row>
          <table:table-cell table:style-name="Table3.A11" table:number-columns-spanned="4" office:value-type="string">
            <text:list text:continue-numbering="true" text:style-name="L2">
              <text:list-item>
                <text:p text:style-name="P58"><text:span text:style-name="_30_._20_Text_20_Emphasis">Production of microgreens and honey for restaurants and </text:span><text:span text:style-name="_30_._20_Text_20_Emphasis"><text:span text:style-name="T105">farmers</text:span></text:span><text:span text:style-name="_30_._20_Text_20_Emphasis"> markets</text:span></text:p>
              </text:list-item>
              <text:list-item>
                <text:p text:style-name="P58"><text:span text:style-name="_30_._20_Text_20_Emphasis">Construction </text:span><text:span text:style-name="_30_._20_Text_20_Emphasis"><text:span text:style-name="T105">of farming installations and maintenance of large gardens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8" table:number-columns-spanned="2" office:value-type="string">
            <text:p text:style-name="P23"><text:span text:style-name="Title"><text:span text:style-name="T158">Analyst</text:span></text:span><text:span text:style-name="Title"><text:span text:style-name="T161"> </text:span></text:span><text:span text:style-name="Title"><text:span text:style-name="T162">(4 </text:span></text:span><text:span text:style-name="Title"><text:span text:style-name="T159">month internship</text:span></text:span><text:span text:style-name="Title"><text:span text:style-name="T162">)</text:span></text:span><text:span text:style-name="Title"><text:span text:style-name="T139"> </text:span></text:span></text:p>
            <text:p text:style-name="P7"><text:span text:style-name="Subtitle"><text:span text:style-name="T172">Québec’s environment ministry</text:span></text:span><text:span text:style-name="Subtitle"><text:span text:style-name="T167"> (MELCC)</text:span></text:span></text:p>
          </table:table-cell>
          <table:covered-table-cell/>
          <table:table-cell table:style-name="Table3.C8" table:number-columns-spanned="2" office:value-type="string">
            <text:p text:style-name="P36"><text:span text:style-name="_30_._20_Text_20_Emphasis">2016</text:span></text:p>
            <text:p text:style-name="P18"><text:span text:style-name="Subtitle"><text:span text:style-name="T92">Rimouski</text:span></text:span><text:span text:style-name="Subtitle"><text:span text:style-name="T91">, </text:span></text:span><text:span text:style-name="Subtitle"><text:span text:style-name="T92">Canada</text:span></text:span></text:p>
          </table:table-cell>
          <table:covered-table-cell/>
        </table:table-row>
        <table:table-row>
          <table:table-cell table:style-name="Table3.A13" table:number-columns-spanned="4" office:value-type="string">
            <text:list text:continue-numbering="true" text:style-name="L2">
              <text:list-item>
                <text:p text:style-name="P58"><text:span text:style-name="_30_._20_Text_20_Emphasis">Processing of authorization certificate requests related to water </text:span><text:span text:style-name="_30_._20_Text_20_Emphasis"><text:span text:style-name="T106">bodies</text:span></text:span></text:p>
              </text:list-item>
              <text:list-item>
                <text:p text:style-name="P58"><text:span text:style-name="_30_._20_Text_20_Emphasis">Writing reports and communications on behalf of the ministry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3.A14" table:number-columns-spanned="2" office:value-type="string">
            <text:p text:style-name="P30"><text:span text:style-name="Title"><text:span text:style-name="T178">Research Assistant</text:span></text:span><text:span text:style-name="Title"><text:span text:style-name="T179"> </text:span></text:span><text:span text:style-name="Title"><text:span text:style-name="T180">(</text:span></text:span><text:span text:style-name="Title"><text:span text:style-name="T181">4 month internships</text:span></text:span><text:span text:style-name="Title"><text:span text:style-name="T180">)</text:span></text:span></text:p>
            <text:p text:style-name="P21"><text:span text:style-name="Subtitle"><text:span text:style-name="T99">Lab d’écologie végétale </text:span></text:span><text:span text:style-name="Subtitle">(Université de Sherbrooke)</text:span></text:p>
            <text:p text:style-name="P21"><text:span text:style-name="Subtitle"><text:span text:style-name="T99">Lab </text:span></text:span><text:span text:style-name="Subtitle"><text:span text:style-name="T103">d’écologie d’arthropodes tropicaux </text:span></text:span><text:bookmark-start text:name="__DdeLink__543_2290474315"/><text:span text:style-name="Subtitle"><text:span text:style-name="T93">(</text:span></text:span><text:span text:style-name="Subtitle"><text:span text:style-name="T98">E</text:span></text:span><text:span text:style-name="Subtitle"><text:span text:style-name="T93">COFOG)</text:span></text:span><text:bookmark-end text:name="__DdeLink__543_2290474315"/></text:p>
            <text:p text:style-name="P6"><text:span text:style-name="Subtitle"><text:span text:style-name="T173">Tree Snail Conservation Lab </text:span></text:span><text:span text:style-name="Subtitle"><text:span text:style-name="T174">(Univeristy of Honolulu)</text:span></text:span><text:span text:style-name="Subtitle"><text:span text:style-name="T147"> </text:span></text:span><text:span text:style-name="Subtitle"><text:span text:style-name="T146"><text:s/></text:span></text:span><text:span text:style-name="Subtitle"><text:span text:style-name="T144"><text:s/></text:span></text:span></text:p>
          </table:table-cell>
          <table:covered-table-cell/>
          <table:table-cell table:style-name="Table3.C14" table:number-columns-spanned="2" office:value-type="string">
            <text:p text:style-name="P35"><text:span text:style-name="_30_._20_Text_20_Emphasis"><text:span text:style-name="T94">201</text:span></text:span><text:span text:style-name="_30_._20_Text_20_Emphasis"><text:span text:style-name="T100">4</text:span></text:span><text:span text:style-name="_30_._20_Text_20_Emphasis"> </text:span><text:span text:style-name="_30_._20_Text_20_Emphasis"><text:span text:style-name="T92">– </text:span></text:span><text:span text:style-name="_30_._20_Text_20_Emphasis"><text:span text:style-name="T94">20</text:span></text:span><text:span text:style-name="_30_._20_Text_20_Emphasis"><text:span text:style-name="T91">16</text:span></text:span></text:p>
            <text:p text:style-name="P16"><text:span text:style-name="Subtitle"><text:span text:style-name="T91">Sherbrooke, </text:span></text:span><text:span text:style-name="Subtitle"><text:span text:style-name="T92">Canada</text:span></text:span></text:p>
            <text:p text:style-name="P22"><text:span text:style-name="Subtitle">Kourou, </text:span><text:span text:style-name="Subtitle"><text:span text:style-name="T106">French Guiana</text:span></text:span></text:p>
            <text:p text:style-name="P22"><text:span text:style-name="Subtitle">Honolulu, </text:span><text:span text:style-name="Subtitle"><text:span text:style-name="T106">United States</text:span></text:span></text:p>
          </table:table-cell>
          <table:covered-table-cell/>
        </table:table-row>
        <table:table-row table:style-name="Table3.15">
          <table:table-cell table:style-name="Table3.A15" table:number-columns-spanned="4" office:value-type="string">
            <text:list text:continue-numbering="true" text:style-name="L2">
              <text:list-item>
                <text:p text:style-name="P47"><text:span text:style-name="_30_._20_Text_20_Emphasis">Development and execution of rigorous field and laboratory protocols</text:span></text:p>
              </text:list-item>
              <text:list-item>
                <text:p text:style-name="P47"><text:span text:style-name="_30_._20_Text_20_Emphasis">Reviewing scientific literature for analysis and writing</text:span></text:p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3"><text:span text:style-name="Section">Education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/>
            <text:p text:style-name="P11"><text:span text:style-name="Title">Big Data Development</text:span></text:p>
            <text:p text:style-name="P9"><text:span text:style-name="Subtitle"><text:span text:style-name="T175">Collegial</text:span></text:span><text:span text:style-name="Subtitle"><text:span text:style-name="T167"> </text:span></text:span><text:span text:style-name="Subtitle"><text:span text:style-name="T175">attestation</text:span></text:span><text:span text:style-name="Subtitle"><text:span text:style-name="T176">(</text:span></text:span><text:span text:style-name="Subtitle"><text:span text:style-name="T167">AEC</text:span></text:span><text:span text:style-name="Subtitle"><text:span text:style-name="T176">)</text:span></text:span></text:p>
          </table:table-cell>
          <table:table-cell table:style-name="Table1.B2" office:value-type="string">
            <text:p text:style-name="P39"/>
            <text:p text:style-name="P24"><text:span text:style-name="_30_._20_Text_20_Emphasis"><text:span text:style-name="T149">202</text:span></text:span><text:span text:style-name="_30_._20_Text_20_Emphasis"><text:span text:style-name="T150">2</text:span></text:span><text:span text:style-name="_30_._20_Text_20_Emphasis"><text:span text:style-name="T149"> – </text:span></text:span><text:span text:style-name="_30_._20_Text_20_Emphasis"><text:span text:style-name="T157">Curren</text:span></text:span><text:span text:style-name="_30_._20_Text_20_Emphasis"><text:span text:style-name="T128">t</text:span></text:span><text:span text:style-name="T71"> </text:span></text:p>
            <text:p text:style-name="P24"><text:span text:style-name="Subtitle">Collège Bois-de-Boulogne</text:span><text:span text:style-name="T102">­</text:span></text:p>
          </table:table-cell>
        </table:table-row>
        <table:table-row table:style-name="Table1.2">
          <table:table-cell table:style-name="Table1.A3" table:number-columns-spanned="2" office:value-type="string">
            <text:list text:continue-numbering="true" text:style-name="L2">
              <text:list-item>
                <text:p text:style-name="P60"><text:span text:style-name="_30_._20_Text_20_Emphasis">Notions on data management, processing and security</text:span></text:p>
              </text:list-item>
              <text:list-item>
                <text:p text:style-name="P49"><text:span text:style-name="_30_._20_Text_20_Emphasis"><text:span text:style-name="T141">Exploration of big data tools likes </text:span></text:span><text:span text:style-name="_30_._20_Text_20_Emphasis"><text:span text:style-name="T142">Spark, Hadoop, Kafka, Flink </text:span></text:span><text:span text:style-name="_30_._20_Text_20_Emphasis"><text:span text:style-name="T141">and more</text:span></text:span></text:p>
              </text:list-item>
            </text:list>
          </table:table-cell>
          <table:covered-table-cell/>
        </table:table-row>
        <table:table-row table:style-name="Table1.4">
          <table:table-cell table:style-name="Table1.A4" office:value-type="string">
            <text:p text:style-name="P38"><text:span text:style-name="Title">Geomatics</text:span></text:p>
            <text:p text:style-name="P8"><text:span text:style-name="Subtitle"><text:span text:style-name="T175">Graduate </text:span></text:span><text:span text:style-name="Subtitle"><text:span text:style-name="T177">d</text:span></text:span><text:span text:style-name="Subtitle"><text:span text:style-name="T130">egree</text:span></text:span><text:span text:style-name="Subtitle"><text:span text:style-name="T167"> </text:span></text:span><text:span text:style-name="Subtitle"><text:span text:style-name="T176">(</text:span></text:span><text:span text:style-name="Subtitle"><text:span text:style-name="T167">DESS</text:span></text:span><text:span text:style-name="Subtitle"><text:span text:style-name="T176">)</text:span></text:span></text:p>
          </table:table-cell>
          <table:table-cell table:style-name="Table1.B4" office:value-type="string">
            <text:p text:style-name="P37"><text:span text:style-name="_30_._20_Text_20_Emphasis">2020 – 2021</text:span></text:p>
            <text:p text:style-name="P24"><text:span text:style-name="Subtitle">Université de Sherbrooke</text:span></text:p>
          </table:table-cell>
        </table:table-row>
        <table:table-row table:style-name="Table1.4">
          <table:table-cell table:style-name="Table1.A5" table:number-columns-spanned="2" office:value-type="string">
            <text:list text:continue-numbering="true" text:style-name="L2">
              <text:list-item>
                <text:p text:style-name="P48"><text:span text:style-name="_30_._20_Text_20_Emphasis"><text:span text:style-name="T143">F</text:span></text:span><text:span text:style-name="_30_._20_Text_20_Emphasis"><text:span text:style-name="T134">undamentals of cartography, geospatial data and remote sensing</text:span></text:span></text:p>
              </text:list-item>
              <text:list-item>
                <text:p text:style-name="P59"><text:span text:style-name="_30_._20_Text_20_Emphasis">Application of GIS tools for data analysis, chain processing and mapping</text:span></text:p>
              </text:list-item>
            </text:list>
          </table:table-cell>
          <table:covered-table-cell/>
        </table:table-row>
        <table:table-row table:style-name="Table1.6">
          <table:table-cell table:style-name="Table1.A6" office:value-type="string">
            <text:p text:style-name="P38"><text:span text:style-name="Title">Ecology</text:span></text:p>
            <text:p text:style-name="P28"><text:span text:style-name="Subtitle">Undergraduate degree (bachelor’s)</text:span></text:p>
          </table:table-cell>
          <table:table-cell table:style-name="Table1.B6" office:value-type="string">
            <text:p text:style-name="P37"><text:span text:style-name="_30_._20_Text_20_Emphasis">2013 – 2016</text:span></text:p>
            <text:p text:style-name="P24"><text:span text:style-name="Subtitle">Université de Sherbrooke</text:span></text:p>
          </table:table-cell>
        </table:table-row>
        <table:table-row table:style-name="Table1.6">
          <table:table-cell table:style-name="Table1.A7" table:number-columns-spanned="2" office:value-type="string">
            <text:list text:continue-numbering="true" text:style-name="L2">
              <text:list-item>
                <text:p text:style-name="P76"><text:span text:style-name="_30_._20_Text_20_Emphasis"><text:span text:style-name="T107">Study of</text:span></text:span><text:span text:style-name="_30_._20_Text_20_Emphasis"> relations</text:span><text:span text:style-name="_30_._20_Text_20_Emphasis"><text:span text:style-name="T107">hips </text:span></text:span><text:span text:style-name="_30_._20_Text_20_Emphasis">between </text:span><text:span text:style-name="_30_._20_Text_20_Emphasis"><text:span text:style-name="T107">living </text:span></text:span><text:span text:style-name="_30_._20_Text_20_Emphasis">organisms and their environment</text:span><text:span text:style-name="_30_._20_Text_20_Emphasis"><text:span text:style-name="T107">s</text:span></text:span></text:p>
              </text:list-item>
              <text:list-item>
                <text:p text:style-name="P77"><text:span text:style-name="_30_._20_Text_20_Emphasis">Analysis of messy ecological data from field or lab protocols</text:span></text:p>
              </text:list-item>
              <text:list-item>
                <text:p text:style-name="P81"/>
              </text:list-item>
            </text:list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2"><text:span text:style-name="Title">Langu</text:span><text:span text:style-name="Title"><text:span text:style-name="T107">age</text:span></text:span><text:span text:style-name="Title">s</text:span></text:p>
          </table:table-cell>
          <table:table-cell table:style-name="Table5.B1" office:value-type="string">
            <text:p text:style-name="P31"/>
          </table:table-cell>
          <table:table-cell table:style-name="Table5.A1" office:value-type="string">
            <text:p text:style-name="P34"><text:span text:style-name="Title"><text:span text:style-name="T118">Pe</text:span></text:span><text:span text:style-name="Title"><text:span text:style-name="T131">r</text:span></text:span><text:span text:style-name="Title"><text:span text:style-name="T118">sonal</text:span></text:span><text:span text:style-name="Title"> Interests</text:span></text:p>
          </table:table-cell>
        </table:table-row>
        <table:table-row table:style-name="Table5.2">
          <table:table-cell table:style-name="Table5.A2" office:value-type="string">
            <text:list text:continue-numbering="true" text:style-name="L2">
              <text:list-header>
                <text:p text:style-name="P82"/>
              </text:list-header>
              <text:list-item>
                <text:p text:style-name="P83"><text:span text:style-name="_30_._20_Text_20_Emphasis"><text:span text:style-name="T107">French</text:span></text:span><text:span text:style-name="_30_._20_Text_20_Emphasis"> (</text:span><text:span text:style-name="_30_._20_Text_20_Emphasis"><text:span text:style-name="T107">native</text:span></text:span><text:span text:style-name="_30_._20_Text_20_Emphasis">)</text:span></text:p>
              </text:list-item>
              <text:list-item>
                <text:p text:style-name="P83"><text:span text:style-name="_30_._20_Text_20_Emphasis">Serbo-</text:span><text:span text:style-name="_30_._20_Text_20_Emphasis"><text:span text:style-name="T107">croatian</text:span></text:span><text:span text:style-name="_30_._20_Text_20_Emphasis"> (</text:span><text:span text:style-name="_30_._20_Text_20_Emphasis"><text:span text:style-name="T107">native</text:span></text:span><text:span text:style-name="_30_._20_Text_20_Emphasis">)</text:span></text:p>
              </text:list-item>
              <text:list-item>
                <text:p text:style-name="P83"><text:span text:style-name="_30_._20_Text_20_Emphasis"><text:span text:style-name="T107">English</text:span></text:span><text:span text:style-name="_30_._20_Text_20_Emphasis"> (</text:span><text:span text:style-name="_30_._20_Text_20_Emphasis"><text:span text:style-name="T107">equivalent to native</text:span></text:span><text:span text:style-name="_30_._20_Text_20_Emphasis">)</text:span></text:p>
              </text:list-item>
              <text:list-item>
                <text:p text:style-name="P83"><text:span text:style-name="_30_._20_Text_20_Emphasis"><text:span text:style-name="T107">Spanish</text:span></text:span><text:span text:style-name="_30_._20_Text_20_Emphasis"> (</text:span><text:span text:style-name="_30_._20_Text_20_Emphasis"><text:span text:style-name="T107">intermediary</text:span></text:span><text:span text:style-name="_30_._20_Text_20_Emphasis">)</text:span></text:p>
              </text:list-item>
            </text:list>
          </table:table-cell>
          <table:table-cell table:style-name="Table5.B2" office:value-type="string">
            <text:p text:style-name="P41"/>
          </table:table-cell>
          <table:table-cell table:style-name="Table5.C2" office:value-type="string">
            <text:list text:continue-numbering="true" text:style-name="L2">
              <text:list-header>
                <text:p text:style-name="P66"/>
              </text:list-header>
              <text:list-item>
                <text:p text:style-name="P67"><text:span text:style-name="_30_._20_Text_20_Emphasis">Travelling and nature</text:span></text:p>
              </text:list-item>
              <text:list-item>
                <text:p text:style-name="P67"><text:span text:style-name="_30_._20_Text_20_Emphasis">Running and cyclism</text:span></text:p>
              </text:list-item>
              <text:list-item>
                <text:p text:style-name="P84"><text:span text:style-name="_30_._20_Text_20_Emphasis">Culinary exploration</text:span></text:p>
              </text:list-item>
              <text:list-item>
                <text:p text:style-name="P84"><text:span text:style-name="_30_._20_Text_20_Emphasis">Finance and stock markets</text:span></text:p>
              </text:list-item>
            </text:list>
          </table:table-cell>
        </table:table-row>
      </table:table>
      <text:p text:style-name="P4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adornments="Regular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Open Sans1" svg:font-family="'Open Sans'" style:font-adornments="Regular" style:font-family-generic="swiss"/>
    <style:font-face style:name="Open sans" svg:font-family="'Open sans'" style:font-family-generic="swiss"/>
    <style:font-face style:name="OpenSymbol" svg:font-family="OpenSymbol" style:font-charset="x-symbol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Text_20_no-Emphasis" style:display-name="Text no-Emphasis" style:family="text" style:parent-style-name="_30_._20_Text_20_Emphasis">
      <style:text-properties fo:color="#b2b2b2" loext:opacity="100%" style:font-name="Open Sans1" fo:font-family="'Open Sans'" style:font-style-name="Regular" style:font-family-generic="swiss"/>
    </style:style>
    <style:style style:name="_30_._20_Text_20_Emphasis" style:display-name="0. Text Emphasis" style:family="text">
      <style:text-properties fo:color="#000000" loext:opacity="100%" style:font-name="Open Sans1" fo:font-family="'Open Sans'" style:font-style-name="Regular" style:font-family-generic="swiss"/>
    </style:style>
    <style:style style:name="Subtitle" style:family="text" style:parent-style-name="_30_._20_Text_20_Emphasis">
      <style:text-properties fo:color="#b2b2b2" loext:opacity="100%" fo:font-style="italic"/>
    </style:style>
    <style:style style:name="Title" style:family="text" style:parent-style-name="_30_._20_Text_20_Emphasis">
      <style:text-properties fo:font-weight="bold"/>
    </style:style>
    <style:style style:name="Section" style:family="text" style:parent-style-name="_30_._20_Text_20_Emphasis">
      <style:text-properties fo:font-size="14pt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7T20:58:09.255000000</meta:creation-date>
    <dc:date>2024-06-04T10:48:14.039000000</dc:date>
    <meta:editing-duration>P2DT16H56M34S</meta:editing-duration>
    <meta:editing-cycles>42</meta:editing-cycles>
    <meta:generator>LibreOffice/24.2.3.2$Windows_X86_64 LibreOffice_project/433d9c2ded56988e8a90e6b2e771ee4e6a5ab2ba</meta:generator>
    <meta:document-statistic meta:table-count="5" meta:image-count="0" meta:object-count="0" meta:page-count="3" meta:paragraph-count="105" meta:word-count="573" meta:character-count="3927" meta:non-whitespace-character-count="3455"/>
  </office:meta>
</office:document-meta>
</file>